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5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62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62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B7]&lt;&gt;0)" style:apply-style-name="ConditionalStyle_5f_6" style:base-cell-address="Tabelle1.B7"/>
    </style:style>
    <style:style style:name="ce13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AND([.$B$1]&gt;0;[.$B$2]=0))" style:apply-style-name="ConditionalStyle_5f_3" style:base-cell-address="Tabelle1.C2"/>
      <style:map style:condition="is-true-formula([.$B2]&gt;=1)" style:apply-style-name="ConditionalStyle_5f_2" style:base-cell-address="Tabelle1.C2"/>
    </style:style>
    <style:style style:name="ce14" style:family="table-cell" style:parent-style-name="Default" style:data-style-name="N162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C8]&lt;&gt;0)" style:apply-style-name="ConditionalStyle_5f_5" style:base-cell-address="Tabelle1.C8"/>
    </style:style>
    <style:style style:name="ce15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is-true-formula(AND([.$B$1]&gt;0;[.$B$2]=0))" style:apply-style-name="ConditionalStyle_5f_3" style:base-cell-address="Tabelle1.C2"/>
      <style:map style:condition="is-true-formula([.$B2]&gt;=1)" style:apply-style-name="ConditionalStyle_5f_2" style:base-cell-address="Tabelle1.C2"/>
    </style:style>
    <style:style style:name="ce16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[.$J$1]&lt;&gt;&quot;&quot;)" style:apply-style-name="ConditionalStyle_5f_1" style:base-cell-address="Tabelle1.I1"/>
    </style:style>
    <style:style style:name="ce18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6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61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62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AND([.$B$2]&gt;0;SUM([.B7:.P7])&lt;&gt;[.S7]))" style:apply-style-name="ConditionalStyle_5f_4" style:base-cell-address="Tabelle1.S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"/>
        <table:table-column table:style-name="co2" table:number-columns-repeated="15" table:default-cell-style-name="ce6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visibility="collapse" table:number-columns-repeated="45" table:default-cell-style-name="ce6"/>
        <table:table-header-rows>
          <table:table-row table:style-name="ro1">
            <table:table-cell table:style-name="ce1" office:value-type="string" calcext:value-type="string">
              <text:p>Stangenlänge cm</text:p>
            </table:table-cell>
            <table:table-cell table:style-name="ce7" office:value-type="float" office:value="300" calcext:value-type="float">
              <text:p>300</text:p>
            </table:table-cell>
            <table:table-cell table:number-columns-repeated="3"/>
            <table:table-cell table:style-name="ce4" office:value-type="string" calcext:value-type="string">
              <text:p>Anzahl Schnitte</text:p>
            </table:table-cell>
            <table:table-cell table:style-name="ce16" table:formula="of:=SUM([.S$7:.S$36])" office:value-type="float" office:value="58" calcext:value-type="float">
              <text:p>58</text:p>
            </table:table-cell>
            <table:table-cell/>
            <table:table-cell table:style-name="ce17" table:formula="of:=IF([.J1]=&quot;&quot;;&quot;&quot;;&quot;&gt;&gt;&gt;&quot;)">
              <text:p/>
            </table:table-cell>
            <table:table-cell table:style-name="ce18" table:formula="of:=IF(AND([.B2]&lt;&gt;0;COUNTIF([.Q$7:.Q$36];&quot;&gt;&quot;&amp;0)-COUNTIF([.R$7:.R$36];&quot;&gt;&quot;&amp;0)&lt;&gt;0);&quot;Am letzten Element noch Schnittbreite von &quot;&amp;[.B2]&amp;&quot;cm abnehmen&quot;;&quot;&quot;)">
              <text:p/>
            </table:table-cell>
            <table:table-cell table:number-columns-repeated="54"/>
          </table:table-row>
          <table:table-row table:style-name="ro1">
            <table:table-cell table:style-name="ce2" office:value-type="string" calcext:value-type="string">
              <text:p>Schnittbreite cm</text:p>
            </table:table-cell>
            <table:table-cell table:style-name="ce7" office:value-type="float" office:value="0.4" calcext:value-type="float">
              <text:p>0.4</text:p>
            </table:table-cell>
            <table:table-cell table:style-name="ce13" table:formula="of:=IF(SUM([.B2])&gt;=1;[.B2]*10&amp;&quot;mm? Mit was schneidest du?&quot;;IF(AND([.B1]&gt;0;[.B2]=0);&quot;Ohne Schittbreite&quot;;&quot;&quot;))" office:value-type="float" office:value="0" calcext:value-type="float">
              <text:p>0</text:p>
            </table:table-cell>
            <table:table-cell table:style-name="ce15" table:number-columns-repeated="4"/>
            <table:table-cell table:style-name="ce5" table:number-columns-repeated="9"/>
            <table:table-cell table:style-name="ce16" table:number-columns-repeated="3"/>
            <table:table-cell table:style-name="ce5" table:number-columns-repeated="45"/>
          </table:table-row>
          <table:table-row table:style-name="ro1">
            <table:table-cell table:style-name="ce2" office:value-type="string" calcext:value-type="string">
              <text:p>Anzahl Stangen</text:p>
            </table:table-cell>
            <table:table-cell table:style-name="ce8" table:formula="of:=COUNTIF([.Q7:.Q25];&quot;&lt;&gt;&quot;&amp;0)" office:value-type="float" office:value="19" calcext:value-type="float">
              <text:p>19</text:p>
            </table:table-cell>
            <table:table-cell table:number-columns-repeated="8"/>
            <table:table-cell table:style-name="ce19"/>
            <table:table-cell table:style-name="ce20"/>
            <table:table-cell table:style-name="ce21"/>
            <table:table-cell table:style-name="ce22" office:value-type="string" calcext:value-type="string">
              <text:p><text:a xlink:href="https://www.youtube.com/watch?v=KL8uY5sEsRY" xlink:type="simple">Wie funktionierts?</text:a></text:p>
            </table:table-cell>
            <table:table-cell table:style-name="ce23"/>
            <table:table-cell table:number-columns-repeated="49"/>
          </table:table-row>
          <table:table-row table:style-name="ro1">
            <table:table-cell table:style-name="ce3" office:value-type="string" calcext:value-type="string">
              <text:p>Anzahl Stücke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9" table:number-columns-repeated="10"/>
            <table:table-cell table:number-columns-repeated="48"/>
          </table:table-row>
          <table:table-row table:style-name="ro1">
            <table:table-cell table:style-name="ce4" office:value-type="string" calcext:value-type="string">
              <text:p>Stücklänge cm</text:p>
            </table:table-cell>
            <table:table-cell table:style-name="ce10" office:value-type="float" office:value="217" calcext:value-type="float">
              <text:p>217</text:p>
            </table:table-cell>
            <table:table-cell table:style-name="ce10" office:value-type="float" office:value="43.4" calcext:value-type="float">
              <text:p>43.4</text:p>
            </table:table-cell>
            <table:table-cell table:style-name="ce10" office:value-type="float" office:value="50" calcext:value-type="float">
              <text:p>50</text:p>
            </table:table-cell>
            <table:table-cell table:style-name="ce10" office:value-type="float" office:value="290" calcext:value-type="float">
              <text:p>290</text:p>
            </table:table-cell>
            <table:table-cell table:style-name="ce10" office:value-type="float" office:value="15" calcext:value-type="float">
              <text:p>15</text:p>
            </table:table-cell>
            <table:table-cell table:style-name="ce10" table:number-columns-repeated="10"/>
            <table:table-cell table:style-name="ce25" office:value-type="string" calcext:value-type="string">
              <text:p>Kontroll</text:p>
            </table:table-cell>
            <table:table-cell table:number-columns-repeated="47"/>
          </table:table-row>
          <table:table-row table:style-name="ro1">
            <table:table-cell table:style-name="ce4" office:value-type="string" calcext:value-type="string">
              <text:p>inkl. Schnittbreite</text:p>
            </table:table-cell>
            <table:table-cell table:style-name="ce11" table:formula="of:=IF([.B5]&gt;0;[.B5]+[.$B$2];0)" office:value-type="float" office:value="217.4" calcext:value-type="float">
              <text:p>217.4</text:p>
            </table:table-cell>
            <table:table-cell table:style-name="ce11" table:formula="of:=IF([.C5]&gt;0;[.C5]+[.$B$2];0)" office:value-type="float" office:value="43.8" calcext:value-type="float">
              <text:p>43.8</text:p>
            </table:table-cell>
            <table:table-cell table:style-name="ce11" table:formula="of:=IF([.D5]&gt;0;[.D5]+[.$B$2];0)" office:value-type="float" office:value="50.4" calcext:value-type="float">
              <text:p>50.4</text:p>
            </table:table-cell>
            <table:table-cell table:style-name="ce11" table:formula="of:=IF([.E5]&gt;0;[.E5]+[.$B$2];0)" office:value-type="float" office:value="290.4" calcext:value-type="float">
              <text:p>290.4</text:p>
            </table:table-cell>
            <table:table-cell table:style-name="ce11" table:formula="of:=IF([.F5]&gt;0;[.F5]+[.$B$2];0)" office:value-type="float" office:value="15.4" calcext:value-type="float">
              <text:p>15.4</text:p>
            </table:table-cell>
            <table:table-cell table:style-name="ce11" table:formula="of:=IF([.G5]&gt;0;[.G5]+[.$B$2];0)" office:value-type="float" office:value="0" calcext:value-type="float">
              <text:p/>
            </table:table-cell>
            <table:table-cell table:style-name="ce11" table:formula="of:=IF([.H5]&gt;0;[.H5]+[.$B$2];0)" office:value-type="float" office:value="0" calcext:value-type="float">
              <text:p/>
            </table:table-cell>
            <table:table-cell table:style-name="ce11" table:formula="of:=IF([.I5]&gt;0;[.I5]+[.$B$2];0)" office:value-type="float" office:value="0" calcext:value-type="float">
              <text:p/>
            </table:table-cell>
            <table:table-cell table:style-name="ce11" table:formula="of:=IF([.J5]&gt;0;[.J5]+[.$B$2];0)" office:value-type="float" office:value="0" calcext:value-type="float">
              <text:p/>
            </table:table-cell>
            <table:table-cell table:style-name="ce11" table:formula="of:=IF([.K5]&gt;0;[.K5]+[.$B$2];0)" office:value-type="float" office:value="0" calcext:value-type="float">
              <text:p/>
            </table:table-cell>
            <table:table-cell table:style-name="ce11" table:formula="of:=IF([.L5]&gt;0;[.L5]+[.$B$2];0)" office:value-type="float" office:value="0" calcext:value-type="float">
              <text:p/>
            </table:table-cell>
            <table:table-cell table:style-name="ce11" table:formula="of:=IF([.M5]&gt;0;[.M5]+[.$B$2];0)" office:value-type="float" office:value="0" calcext:value-type="float">
              <text:p/>
            </table:table-cell>
            <table:table-cell table:style-name="ce11" table:formula="of:=IF([.N5]&gt;0;[.N5]+[.$B$2];0)" office:value-type="float" office:value="0" calcext:value-type="float">
              <text:p/>
            </table:table-cell>
            <table:table-cell table:style-name="ce11" table:formula="of:=IF([.O5]&gt;0;[.O5]+[.$B$2];0)" office:value-type="float" office:value="0" calcext:value-type="float">
              <text:p/>
            </table:table-cell>
            <table:table-cell table:style-name="ce11" table:formula="of:=IF([.P5]&gt;0;[.P5]+[.$B$2];0)" office:value-type="float" office:value="0" calcext:value-type="float">
              <text:p/>
            </table:table-cell>
            <table:table-cell table:style-name="ce25" office:value-type="string" calcext:value-type="string">
              <text:p>länge cm</text:p>
            </table:table-cell>
            <table:table-cell table:style-name="ce25" office:value-type="string" calcext:value-type="string">
              <text:p>Rest cm</text:p>
            </table:table-cell>
            <table:table-cell table:style-name="ce25" office:value-type="string" calcext:value-type="string">
              <text:p>Schnitte</text:p>
            </table:table-cell>
            <table:table-cell table:number-columns-repeated="45"/>
          </table:table-row>
        </table:table-header-rows>
        <table:table-row table:style-name="ro1">
          <table:table-cell table:style-name="ce5" office:value-type="string" calcext:value-type="string">
            <text:p>Stange 1</text:p>
          </table:table-cell>
          <table:table-cell table:style-name="ce12" table:formula="of:=IFERROR(IF(TRUNC([.$B$1]/[.B$6])&gt;[.B$4];[.B$4];TRUNC([.$B$1]/[.B$6]));0)" office:value-type="float" office:value="1" calcext:value-type="float">
            <text:p>1</text:p>
          </table:table-cell>
          <table:table-cell table:style-name="ce12" table:number-matrix-columns-spanned="1" table:number-matrix-rows-spanned="1" table:formula="of:=IFERROR(IF(INT(([.$B$1]-SUM(([.$B7:.B7])*([.$B$6:.B$6])))/[.C$6])&gt;[.C$4];[.C$4];INT(([.$B$1]-SUM(([.$B7:.B7])*([.$B$6:.B$6])))/[.C$6]));0)" office:value-type="float" office:value="1" calcext:value-type="float">
            <text:p>1</text:p>
          </table:table-cell>
          <table:table-cell table:style-name="ce12" table:number-matrix-columns-spanned="1" table:number-matrix-rows-spanned="1" table:formula="of:=IFERROR(IF(INT(([.$B$1]-SUM(([.$B7:.C7])*([.$B$6:.C$6])))/[.D$6])&gt;[.D$4];[.D$4];INT(([.$B$1]-SUM(([.$B7:.C7])*([.$B$6:.C$6])))/[.D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D7])*([.$B$6:.D$6])))/[.E$6])&gt;[.E$4];[.E$4];INT(([.$B$1]-SUM(([.$B7:.D7])*([.$B$6:.D$6])))/[.E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E7])*([.$B$6:.E$6])))/[.F$6])&gt;[.F$4];[.F$4];INT(([.$B$1]-SUM(([.$B7:.E7])*([.$B$6:.E$6])))/[.F$6]));0)" office:value-type="float" office:value="2" calcext:value-type="float">
            <text:p>2</text:p>
          </table:table-cell>
          <table:table-cell table:style-name="ce12" table:number-matrix-columns-spanned="1" table:number-matrix-rows-spanned="1" table:formula="of:=IFERROR(IF(INT(([.$B$1]-SUM(([.$B7:.F7])*([.$B$6:.F$6])))/[.G$6])&gt;[.G$4];[.G$4];INT(([.$B$1]-SUM(([.$B7:.F7])*([.$B$6:.F$6])))/[.G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G7])*([.$B$6:.G$6])))/[.H$6])&gt;[.H$4];[.H$4];INT(([.$B$1]-SUM(([.$B7:.G7])*([.$B$6:.G$6])))/[.H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H7])*([.$B$6:.H$6])))/[.I$6])&gt;[.I$4];[.I$4];INT(([.$B$1]-SUM(([.$B7:.H7])*([.$B$6:.H$6])))/[.I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I7])*([.$B$6:.I$6])))/[.J$6])&gt;[.J$4];[.J$4];INT(([.$B$1]-SUM(([.$B7:.I7])*([.$B$6:.I$6])))/[.J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J7])*([.$B$6:.J$6])))/[.K$6])&gt;[.K$4];[.K$4];INT(([.$B$1]-SUM(([.$B7:.J7])*([.$B$6:.J$6])))/[.K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K7])*([.$B$6:.K$6])))/[.L$6])&gt;[.L$4];[.L$4];INT(([.$B$1]-SUM(([.$B7:.K7])*([.$B$6:.K$6])))/[.L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L7])*([.$B$6:.L$6])))/[.M$6])&gt;[.M$4];[.M$4];INT(([.$B$1]-SUM(([.$B7:.L7])*([.$B$6:.L$6])))/[.M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M7])*([.$B$6:.M$6])))/[.N$6])&gt;[.N$4];[.N$4];INT(([.$B$1]-SUM(([.$B7:.M7])*([.$B$6:.M$6])))/[.N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N7])*([.$B$6:.N$6])))/[.O$6])&gt;[.O$4];[.O$4];INT(([.$B$1]-SUM(([.$B7:.N7])*([.$B$6:.N$6])))/[.O$6]));0)" office:value-type="float" office:value="0" calcext:value-type="float">
            <text:p/>
          </table:table-cell>
          <table:table-cell table:style-name="ce12" table:number-matrix-columns-spanned="1" table:number-matrix-rows-spanned="1" table:formula="of:=IFERROR(IF(INT(([.$B$1]-SUM(([.$B7:.O7])*([.$B$6:.O$6])))/[.P$6])&gt;[.P$4];[.P$4];INT(([.$B$1]-SUM(([.$B7:.O7])*([.$B$6:.O$6])))/[.P$6]));0)" office:value-type="float" office:value="0" calcext:value-type="float">
            <text:p/>
          </table:table-cell>
          <table:table-cell table:style-name="ce26" table:formula="of:=SUMPRODUCT(([.B$6:.P$6])*([.B7:.P7]))" office:value-type="float" office:value="292" calcext:value-type="float">
            <text:p>292.00</text:p>
          </table:table-cell>
          <table:table-cell table:style-name="ce26" table:formula="of:=IF([.Q7]&lt;&gt;0;[.B$1]-[.Q7];0)" office:value-type="float" office:value="8" calcext:value-type="float">
            <text:p>8.00</text:p>
          </table:table-cell>
          <table:table-cell table:style-name="ce27" table:formula="of:=IF(SUM([.B7:.P7])=0;0;SUM([.B7:.P7])-IF([.R7]=0;1;0)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</text:p>
          </table:table-cell>
          <table:table-cell table:style-name="ce12" table:formula="of:=IFERROR(IF(SUM([.B$7:.B7])+[.B7]&gt;=[.B$4];[.B$4]-SUM([.B$7:.B7]);IF(SUM([.B$7:.B7])+[.B7]&gt;=[.B$4];[.B$4]-SUM([.B5:.B7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7])&gt;=[.C$4];0;IF(INT(([.$B$1]-SUM(([.$B8:.B8])*([.$B$6:.B$6])))/[.C$6])+SUM([.C$7:.C7])&gt;=[.C$4];[.C$4]-SUM([.C$7:.C7]);INT(([.$B$1]-SUM(([.$B8:.B8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7])&gt;=[.D$4];0;IF(INT(([.$B$1]-SUM(([.$B8:.C8])*([.$B$6:.C$6])))/[.D$6])+SUM([.D$7:.D7])&gt;=[.D$4];[.D$4]-SUM([.D$7:.D7]);INT(([.$B$1]-SUM(([.$B8:.C8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7])&gt;=[.E$4];0;IF(INT(([.$B$1]-SUM(([.$B8:.D8])*([.$B$6:.D$6])))/[.E$6])+SUM([.E$7:.E7])&gt;=[.E$4];[.E$4]-SUM([.E$7:.E7]);INT(([.$B$1]-SUM(([.$B8:.D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7])&gt;=[.F$4];0;IF(INT(([.$B$1]-SUM(([.$B8:.E8])*([.$B$6:.E$6])))/[.F$6])+SUM([.F$7:.F7])&gt;=[.F$4];[.F$4]-SUM([.F$7:.F7]);INT(([.$B$1]-SUM(([.$B8:.E8])*([.$B$6:.E$6])))/[.F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G$7:.G7])&gt;=[.G$4];0;IF(INT(([.$B$1]-SUM(([.$B8:.F8])*([.$B$6:.F$6])))/[.G$6])+SUM([.G$7:.G7])&gt;=[.G$4];[.G$4]-SUM([.G$7:.G7]);INT(([.$B$1]-SUM(([.$B8:.F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7])&gt;=[.H$4];0;IF(INT(([.$B$1]-SUM(([.$B8:.G8])*([.$B$6:.G$6])))/[.H$6])+SUM([.H$7:.H7])&gt;=[.H$4];[.H$4]-SUM([.H$7:.H7]);INT(([.$B$1]-SUM(([.$B8:.G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7])&gt;=[.I$4];0;IF(INT(([.$B$1]-SUM(([.$B8:.H8])*([.$B$6:.H$6])))/[.I$6])+SUM([.I$7:.I7])&gt;=[.I$4];[.I$4]-SUM([.I$7:.I7]);INT(([.$B$1]-SUM(([.$B8:.H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7])&gt;=[.J$4];0;IF(INT(([.$B$1]-SUM(([.$B8:.I8])*([.$B$6:.I$6])))/[.J$6])+SUM([.J$7:.J7])&gt;=[.J$4];[.J$4]-SUM([.J$7:.J7]);INT(([.$B$1]-SUM(([.$B8:.I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7])&gt;=[.K$4];0;IF(INT(([.$B$1]-SUM(([.$B8:.J8])*([.$B$6:.J$6])))/[.K$6])+SUM([.K$7:.K7])&gt;=[.K$4];[.K$4]-SUM([.K$7:.K7]);INT(([.$B$1]-SUM(([.$B8:.J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7])&gt;=[.L$4];0;IF(INT(([.$B$1]-SUM(([.$B8:.K8])*([.$B$6:.K$6])))/[.L$6])+SUM([.L$7:.L7])&gt;=[.L$4];[.L$4]-SUM([.L$7:.L7]);INT(([.$B$1]-SUM(([.$B8:.K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7])&gt;=[.M$4];0;IF(INT(([.$B$1]-SUM(([.$B8:.L8])*([.$B$6:.L$6])))/[.M$6])+SUM([.M$7:.M7])&gt;=[.M$4];[.M$4]-SUM([.M$7:.M7]);INT(([.$B$1]-SUM(([.$B8:.L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7])&gt;=[.N$4];0;IF(INT(([.$B$1]-SUM(([.$B8:.M8])*([.$B$6:.M$6])))/[.N$6])+SUM([.N$7:.N7])&gt;=[.N$4];[.N$4]-SUM([.N$7:.N7]);INT(([.$B$1]-SUM(([.$B8:.M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7])&gt;=[.O$4];0;IF(INT(([.$B$1]-SUM(([.$B8:.N8])*([.$B$6:.N$6])))/[.O$6])+SUM([.O$7:.O7])&gt;=[.O$4];[.O$4]-SUM([.O$7:.O7]);INT(([.$B$1]-SUM(([.$B8:.N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7])&gt;=[.P$4];0;IF(INT(([.$B$1]-SUM(([.$B8:.O8])*([.$B$6:.O$6])))/[.P$6])+SUM([.P$7:.P7])&gt;=[.P$4];[.P$4]-SUM([.P$7:.P7]);INT(([.$B$1]-SUM(([.$B8:.O8])*([.$B$6:.O$6])))/[.P$6])));0)" office:value-type="float" office:value="0" calcext:value-type="float">
            <text:p/>
          </table:table-cell>
          <table:table-cell table:style-name="ce26" table:formula="of:=SUMPRODUCT(([.B$6:.P$6])*([.B8:.P8]))" office:value-type="float" office:value="292" calcext:value-type="float">
            <text:p>292.00</text:p>
          </table:table-cell>
          <table:table-cell table:style-name="ce26" table:formula="of:=IF([.Q8]&lt;&gt;0;[.B$1]-[.Q8];0)" office:value-type="float" office:value="8" calcext:value-type="float">
            <text:p>8.00</text:p>
          </table:table-cell>
          <table:table-cell table:style-name="ce27" table:formula="of:=IF(SUM([.B8:.P8])=0;0;SUM([.B8:.P8])-IF([.R8]=0;1;0)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3</text:p>
          </table:table-cell>
          <table:table-cell table:style-name="ce12" table:formula="of:=IFERROR(IF(SUM([.B$7:.B8])+[.B8]&gt;=[.B$4];[.B$4]-SUM([.B$7:.B8]);IF(SUM([.B$7:.B8])+[.B8]&gt;=[.B$4];[.B$4]-SUM([.B7:.B8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8])&gt;=[.C$4];0;IF(INT(([.$B$1]-SUM(([.$B9:.B9])*([.$B$6:.B$6])))/[.C$6])+SUM([.C$7:.C8])&gt;=[.C$4];[.C$4]-SUM([.C$7:.C8]);INT(([.$B$1]-SUM(([.$B9:.B9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8])&gt;=[.D$4];0;IF(INT(([.$B$1]-SUM(([.$B9:.C9])*([.$B$6:.C$6])))/[.D$6])+SUM([.D$7:.D8])&gt;=[.D$4];[.D$4]-SUM([.D$7:.D8]);INT(([.$B$1]-SUM(([.$B9:.C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8])&gt;=[.E$4];0;IF(INT(([.$B$1]-SUM(([.$B9:.D9])*([.$B$6:.D$6])))/[.E$6])+SUM([.E$7:.E8])&gt;=[.E$4];[.E$4]-SUM([.E$7:.E8]);INT(([.$B$1]-SUM(([.$B9:.D9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8])&gt;=[.F$4];0;IF(INT(([.$B$1]-SUM(([.$B9:.E9])*([.$B$6:.E$6])))/[.F$6])+SUM([.F$7:.F8])&gt;=[.F$4];[.F$4]-SUM([.F$7:.F8]);INT(([.$B$1]-SUM(([.$B9:.E9])*([.$B$6:.E$6])))/[.F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G$7:.G8])&gt;=[.G$4];0;IF(INT(([.$B$1]-SUM(([.$B9:.F9])*([.$B$6:.F$6])))/[.G$6])+SUM([.G$7:.G8])&gt;=[.G$4];[.G$4]-SUM([.G$7:.G8]);INT(([.$B$1]-SUM(([.$B9:.F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8])&gt;=[.H$4];0;IF(INT(([.$B$1]-SUM(([.$B9:.G9])*([.$B$6:.G$6])))/[.H$6])+SUM([.H$7:.H8])&gt;=[.H$4];[.H$4]-SUM([.H$7:.H8]);INT(([.$B$1]-SUM(([.$B9:.G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8])&gt;=[.I$4];0;IF(INT(([.$B$1]-SUM(([.$B9:.H9])*([.$B$6:.H$6])))/[.I$6])+SUM([.I$7:.I8])&gt;=[.I$4];[.I$4]-SUM([.I$7:.I8]);INT(([.$B$1]-SUM(([.$B9:.H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8])&gt;=[.J$4];0;IF(INT(([.$B$1]-SUM(([.$B9:.I9])*([.$B$6:.I$6])))/[.J$6])+SUM([.J$7:.J8])&gt;=[.J$4];[.J$4]-SUM([.J$7:.J8]);INT(([.$B$1]-SUM(([.$B9:.I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8])&gt;=[.K$4];0;IF(INT(([.$B$1]-SUM(([.$B9:.J9])*([.$B$6:.J$6])))/[.K$6])+SUM([.K$7:.K8])&gt;=[.K$4];[.K$4]-SUM([.K$7:.K8]);INT(([.$B$1]-SUM(([.$B9:.J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8])&gt;=[.L$4];0;IF(INT(([.$B$1]-SUM(([.$B9:.K9])*([.$B$6:.K$6])))/[.L$6])+SUM([.L$7:.L8])&gt;=[.L$4];[.L$4]-SUM([.L$7:.L8]);INT(([.$B$1]-SUM(([.$B9:.K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8])&gt;=[.M$4];0;IF(INT(([.$B$1]-SUM(([.$B9:.L9])*([.$B$6:.L$6])))/[.M$6])+SUM([.M$7:.M8])&gt;=[.M$4];[.M$4]-SUM([.M$7:.M8]);INT(([.$B$1]-SUM(([.$B9:.L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8])&gt;=[.N$4];0;IF(INT(([.$B$1]-SUM(([.$B9:.M9])*([.$B$6:.M$6])))/[.N$6])+SUM([.N$7:.N8])&gt;=[.N$4];[.N$4]-SUM([.N$7:.N8]);INT(([.$B$1]-SUM(([.$B9:.M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8])&gt;=[.O$4];0;IF(INT(([.$B$1]-SUM(([.$B9:.N9])*([.$B$6:.N$6])))/[.O$6])+SUM([.O$7:.O8])&gt;=[.O$4];[.O$4]-SUM([.O$7:.O8]);INT(([.$B$1]-SUM(([.$B9:.N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8])&gt;=[.P$4];0;IF(INT(([.$B$1]-SUM(([.$B9:.O9])*([.$B$6:.O$6])))/[.P$6])+SUM([.P$7:.P8])&gt;=[.P$4];[.P$4]-SUM([.P$7:.P8]);INT(([.$B$1]-SUM(([.$B9:.O9])*([.$B$6:.O$6])))/[.P$6])));0)" office:value-type="float" office:value="0" calcext:value-type="float">
            <text:p/>
          </table:table-cell>
          <table:table-cell table:style-name="ce26" table:formula="of:=SUMPRODUCT(([.B$6:.P$6])*([.B9:.P9]))" office:value-type="float" office:value="292" calcext:value-type="float">
            <text:p>292.00</text:p>
          </table:table-cell>
          <table:table-cell table:style-name="ce26" table:formula="of:=IF([.Q9]&lt;&gt;0;[.B$1]-[.Q9];0)" office:value-type="float" office:value="8" calcext:value-type="float">
            <text:p>8.00</text:p>
          </table:table-cell>
          <table:table-cell table:style-name="ce27" table:formula="of:=IF(SUM([.B9:.P9])=0;0;SUM([.B9:.P9])-IF([.R9]=0;1;0)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4</text:p>
          </table:table-cell>
          <table:table-cell table:style-name="ce12" table:formula="of:=IFERROR(IF(SUM([.B$7:.B9])+[.B9]&gt;=[.B$4];[.B$4]-SUM([.B$7:.B9]);IF(SUM([.B$7:.B9])+[.B9]&gt;=[.B$4];[.B$4]-SUM([.B8:.B9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9])&gt;=[.C$4];0;IF(INT(([.$B$1]-SUM(([.$B10:.B10])*([.$B$6:.B$6])))/[.C$6])+SUM([.C$7:.C9])&gt;=[.C$4];[.C$4]-SUM([.C$7:.C9]);INT(([.$B$1]-SUM(([.$B10:.B10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9])&gt;=[.D$4];0;IF(INT(([.$B$1]-SUM(([.$B10:.C10])*([.$B$6:.C$6])))/[.D$6])+SUM([.D$7:.D9])&gt;=[.D$4];[.D$4]-SUM([.D$7:.D9]);INT(([.$B$1]-SUM(([.$B10:.C1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9])&gt;=[.E$4];0;IF(INT(([.$B$1]-SUM(([.$B10:.D10])*([.$B$6:.D$6])))/[.E$6])+SUM([.E$7:.E9])&gt;=[.E$4];[.E$4]-SUM([.E$7:.E9]);INT(([.$B$1]-SUM(([.$B10:.D10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9])&gt;=[.F$4];0;IF(INT(([.$B$1]-SUM(([.$B10:.E10])*([.$B$6:.E$6])))/[.F$6])+SUM([.F$7:.F9])&gt;=[.F$4];[.F$4]-SUM([.F$7:.F9]);INT(([.$B$1]-SUM(([.$B10:.E1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9])&gt;=[.G$4];0;IF(INT(([.$B$1]-SUM(([.$B10:.F10])*([.$B$6:.F$6])))/[.G$6])+SUM([.G$7:.G9])&gt;=[.G$4];[.G$4]-SUM([.G$7:.G9]);INT(([.$B$1]-SUM(([.$B10:.F1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9])&gt;=[.H$4];0;IF(INT(([.$B$1]-SUM(([.$B10:.G10])*([.$B$6:.G$6])))/[.H$6])+SUM([.H$7:.H9])&gt;=[.H$4];[.H$4]-SUM([.H$7:.H9]);INT(([.$B$1]-SUM(([.$B10:.G1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9])&gt;=[.I$4];0;IF(INT(([.$B$1]-SUM(([.$B10:.H10])*([.$B$6:.H$6])))/[.I$6])+SUM([.I$7:.I9])&gt;=[.I$4];[.I$4]-SUM([.I$7:.I9]);INT(([.$B$1]-SUM(([.$B10:.H1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9])&gt;=[.J$4];0;IF(INT(([.$B$1]-SUM(([.$B10:.I10])*([.$B$6:.I$6])))/[.J$6])+SUM([.J$7:.J9])&gt;=[.J$4];[.J$4]-SUM([.J$7:.J9]);INT(([.$B$1]-SUM(([.$B10:.I1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9])&gt;=[.K$4];0;IF(INT(([.$B$1]-SUM(([.$B10:.J10])*([.$B$6:.J$6])))/[.K$6])+SUM([.K$7:.K9])&gt;=[.K$4];[.K$4]-SUM([.K$7:.K9]);INT(([.$B$1]-SUM(([.$B10:.J1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9])&gt;=[.L$4];0;IF(INT(([.$B$1]-SUM(([.$B10:.K10])*([.$B$6:.K$6])))/[.L$6])+SUM([.L$7:.L9])&gt;=[.L$4];[.L$4]-SUM([.L$7:.L9]);INT(([.$B$1]-SUM(([.$B10:.K1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9])&gt;=[.M$4];0;IF(INT(([.$B$1]-SUM(([.$B10:.L10])*([.$B$6:.L$6])))/[.M$6])+SUM([.M$7:.M9])&gt;=[.M$4];[.M$4]-SUM([.M$7:.M9]);INT(([.$B$1]-SUM(([.$B10:.L1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9])&gt;=[.N$4];0;IF(INT(([.$B$1]-SUM(([.$B10:.M10])*([.$B$6:.M$6])))/[.N$6])+SUM([.N$7:.N9])&gt;=[.N$4];[.N$4]-SUM([.N$7:.N9]);INT(([.$B$1]-SUM(([.$B10:.M1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9])&gt;=[.O$4];0;IF(INT(([.$B$1]-SUM(([.$B10:.N10])*([.$B$6:.N$6])))/[.O$6])+SUM([.O$7:.O9])&gt;=[.O$4];[.O$4]-SUM([.O$7:.O9]);INT(([.$B$1]-SUM(([.$B10:.N1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9])&gt;=[.P$4];0;IF(INT(([.$B$1]-SUM(([.$B10:.O10])*([.$B$6:.O$6])))/[.P$6])+SUM([.P$7:.P9])&gt;=[.P$4];[.P$4]-SUM([.P$7:.P9]);INT(([.$B$1]-SUM(([.$B10:.O10])*([.$B$6:.O$6])))/[.P$6])));0)" office:value-type="float" office:value="0" calcext:value-type="float">
            <text:p/>
          </table:table-cell>
          <table:table-cell table:style-name="ce26" table:number-matrix-columns-spanned="1" table:number-matrix-rows-spanned="1" table:formula="of:=SUM(([.B$6:.P$6])*([.B10:.P10]))" office:value-type="float" office:value="261.2" calcext:value-type="float">
            <text:p>261.20</text:p>
          </table:table-cell>
          <table:table-cell table:style-name="ce26" table:formula="of:=IF([.Q10]&lt;&gt;0;[.B$1]-[.Q10];0)" office:value-type="float" office:value="38.8" calcext:value-type="float">
            <text:p>38.80</text:p>
          </table:table-cell>
          <table:table-cell table:style-name="ce27" table:formula="of:=IF(SUM([.B10:.P10])=0;0;SUM([.B10:.P10])-IF([.R10]=0;1;0))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5</text:p>
          </table:table-cell>
          <table:table-cell table:style-name="ce12" table:formula="of:=IFERROR(IF(SUM([.B$7:.B10])+[.B10]&gt;=[.B$4];[.B$4]-SUM([.B$7:.B10]);IF(SUM([.B$7:.B10])+[.B10]&gt;=[.B$4];[.B$4]-SUM([.B9:.B10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10])&gt;=[.C$4];0;IF(INT(([.$B$1]-SUM(([.$B11:.B11])*([.$B$6:.B$6])))/[.C$6])+SUM([.C$7:.C10])&gt;=[.C$4];[.C$4]-SUM([.C$7:.C10]);INT(([.$B$1]-SUM(([.$B11:.B11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10])&gt;=[.D$4];0;IF(INT(([.$B$1]-SUM(([.$B11:.C11])*([.$B$6:.C$6])))/[.D$6])+SUM([.D$7:.D10])&gt;=[.D$4];[.D$4]-SUM([.D$7:.D10]);INT(([.$B$1]-SUM(([.$B11:.C1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0])&gt;=[.E$4];0;IF(INT(([.$B$1]-SUM(([.$B11:.D11])*([.$B$6:.D$6])))/[.E$6])+SUM([.E$7:.E10])&gt;=[.E$4];[.E$4]-SUM([.E$7:.E10]);INT(([.$B$1]-SUM(([.$B11:.D11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0])&gt;=[.F$4];0;IF(INT(([.$B$1]-SUM(([.$B11:.E11])*([.$B$6:.E$6])))/[.F$6])+SUM([.F$7:.F10])&gt;=[.F$4];[.F$4]-SUM([.F$7:.F10]);INT(([.$B$1]-SUM(([.$B11:.E1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0])&gt;=[.G$4];0;IF(INT(([.$B$1]-SUM(([.$B11:.F11])*([.$B$6:.F$6])))/[.G$6])+SUM([.G$7:.G10])&gt;=[.G$4];[.G$4]-SUM([.G$7:.G10]);INT(([.$B$1]-SUM(([.$B11:.F1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0])&gt;=[.H$4];0;IF(INT(([.$B$1]-SUM(([.$B11:.G11])*([.$B$6:.G$6])))/[.H$6])+SUM([.H$7:.H10])&gt;=[.H$4];[.H$4]-SUM([.H$7:.H10]);INT(([.$B$1]-SUM(([.$B11:.G1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0])&gt;=[.I$4];0;IF(INT(([.$B$1]-SUM(([.$B11:.H11])*([.$B$6:.H$6])))/[.I$6])+SUM([.I$7:.I10])&gt;=[.I$4];[.I$4]-SUM([.I$7:.I10]);INT(([.$B$1]-SUM(([.$B11:.H1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0])&gt;=[.J$4];0;IF(INT(([.$B$1]-SUM(([.$B11:.I11])*([.$B$6:.I$6])))/[.J$6])+SUM([.J$7:.J10])&gt;=[.J$4];[.J$4]-SUM([.J$7:.J10]);INT(([.$B$1]-SUM(([.$B11:.I1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0])&gt;=[.K$4];0;IF(INT(([.$B$1]-SUM(([.$B11:.J11])*([.$B$6:.J$6])))/[.K$6])+SUM([.K$7:.K10])&gt;=[.K$4];[.K$4]-SUM([.K$7:.K10]);INT(([.$B$1]-SUM(([.$B11:.J1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0])&gt;=[.L$4];0;IF(INT(([.$B$1]-SUM(([.$B11:.K11])*([.$B$6:.K$6])))/[.L$6])+SUM([.L$7:.L10])&gt;=[.L$4];[.L$4]-SUM([.L$7:.L10]);INT(([.$B$1]-SUM(([.$B11:.K1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0])&gt;=[.M$4];0;IF(INT(([.$B$1]-SUM(([.$B11:.L11])*([.$B$6:.L$6])))/[.M$6])+SUM([.M$7:.M10])&gt;=[.M$4];[.M$4]-SUM([.M$7:.M10]);INT(([.$B$1]-SUM(([.$B11:.L1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0])&gt;=[.N$4];0;IF(INT(([.$B$1]-SUM(([.$B11:.M11])*([.$B$6:.M$6])))/[.N$6])+SUM([.N$7:.N10])&gt;=[.N$4];[.N$4]-SUM([.N$7:.N10]);INT(([.$B$1]-SUM(([.$B11:.M1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0])&gt;=[.O$4];0;IF(INT(([.$B$1]-SUM(([.$B11:.N11])*([.$B$6:.N$6])))/[.O$6])+SUM([.O$7:.O10])&gt;=[.O$4];[.O$4]-SUM([.O$7:.O10]);INT(([.$B$1]-SUM(([.$B11:.N1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0])&gt;=[.P$4];0;IF(INT(([.$B$1]-SUM(([.$B11:.O11])*([.$B$6:.O$6])))/[.P$6])+SUM([.P$7:.P10])&gt;=[.P$4];[.P$4]-SUM([.P$7:.P10]);INT(([.$B$1]-SUM(([.$B11:.O11])*([.$B$6:.O$6])))/[.P$6])));0)" office:value-type="float" office:value="0" calcext:value-type="float">
            <text:p/>
          </table:table-cell>
          <table:table-cell table:style-name="ce26" table:formula="of:=SUMPRODUCT(([.B$6:.P$6])*([.B11:.P11]))" office:value-type="float" office:value="261.2" calcext:value-type="float">
            <text:p>261.20</text:p>
          </table:table-cell>
          <table:table-cell table:style-name="ce26" table:formula="of:=IF([.Q11]&lt;&gt;0;[.B$1]-[.Q11];0)" office:value-type="float" office:value="38.8" calcext:value-type="float">
            <text:p>38.80</text:p>
          </table:table-cell>
          <table:table-cell table:style-name="ce27" table:formula="of:=IF(SUM([.B11:.P11])=0;0;SUM([.B11:.P11])-IF([.R11]=0;1;0))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6</text:p>
          </table:table-cell>
          <table:table-cell table:style-name="ce12" table:formula="of:=IFERROR(IF(SUM([.B$7:.B11])+[.B11]&gt;=[.B$4];[.B$4]-SUM([.B$7:.B11]);IF(SUM([.B$7:.B11])+[.B11]&gt;=[.B$4];[.B$4]-SUM([.B10:.B11]);TRUNC([.$B$1]/[.B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C$7:.C11])&gt;=[.C$4];0;IF(INT(([.$B$1]-SUM(([.$B12:.B12])*([.$B$6:.B$6])))/[.C$6])+SUM([.C$7:.C11])&gt;=[.C$4];[.C$4]-SUM([.C$7:.C11]);INT(([.$B$1]-SUM(([.$B12:.B12])*([.$B$6:.B$6])))/[.C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D$7:.D11])&gt;=[.D$4];0;IF(INT(([.$B$1]-SUM(([.$B12:.C12])*([.$B$6:.C$6])))/[.D$6])+SUM([.D$7:.D11])&gt;=[.D$4];[.D$4]-SUM([.D$7:.D11]);INT(([.$B$1]-SUM(([.$B12:.C1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1])&gt;=[.E$4];0;IF(INT(([.$B$1]-SUM(([.$B12:.D12])*([.$B$6:.D$6])))/[.E$6])+SUM([.E$7:.E11])&gt;=[.E$4];[.E$4]-SUM([.E$7:.E11]);INT(([.$B$1]-SUM(([.$B12:.D12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1])&gt;=[.F$4];0;IF(INT(([.$B$1]-SUM(([.$B12:.E12])*([.$B$6:.E$6])))/[.F$6])+SUM([.F$7:.F11])&gt;=[.F$4];[.F$4]-SUM([.F$7:.F11]);INT(([.$B$1]-SUM(([.$B12:.E1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1])&gt;=[.G$4];0;IF(INT(([.$B$1]-SUM(([.$B12:.F12])*([.$B$6:.F$6])))/[.G$6])+SUM([.G$7:.G11])&gt;=[.G$4];[.G$4]-SUM([.G$7:.G11]);INT(([.$B$1]-SUM(([.$B12:.F1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1])&gt;=[.H$4];0;IF(INT(([.$B$1]-SUM(([.$B12:.G12])*([.$B$6:.G$6])))/[.H$6])+SUM([.H$7:.H11])&gt;=[.H$4];[.H$4]-SUM([.H$7:.H11]);INT(([.$B$1]-SUM(([.$B12:.G1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1])&gt;=[.I$4];0;IF(INT(([.$B$1]-SUM(([.$B12:.H12])*([.$B$6:.H$6])))/[.I$6])+SUM([.I$7:.I11])&gt;=[.I$4];[.I$4]-SUM([.I$7:.I11]);INT(([.$B$1]-SUM(([.$B12:.H1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1])&gt;=[.J$4];0;IF(INT(([.$B$1]-SUM(([.$B12:.I12])*([.$B$6:.I$6])))/[.J$6])+SUM([.J$7:.J11])&gt;=[.J$4];[.J$4]-SUM([.J$7:.J11]);INT(([.$B$1]-SUM(([.$B12:.I1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1])&gt;=[.K$4];0;IF(INT(([.$B$1]-SUM(([.$B12:.J12])*([.$B$6:.J$6])))/[.K$6])+SUM([.K$7:.K11])&gt;=[.K$4];[.K$4]-SUM([.K$7:.K11]);INT(([.$B$1]-SUM(([.$B12:.J1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1])&gt;=[.L$4];0;IF(INT(([.$B$1]-SUM(([.$B12:.K12])*([.$B$6:.K$6])))/[.L$6])+SUM([.L$7:.L11])&gt;=[.L$4];[.L$4]-SUM([.L$7:.L11]);INT(([.$B$1]-SUM(([.$B12:.K1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1])&gt;=[.M$4];0;IF(INT(([.$B$1]-SUM(([.$B12:.L12])*([.$B$6:.L$6])))/[.M$6])+SUM([.M$7:.M11])&gt;=[.M$4];[.M$4]-SUM([.M$7:.M11]);INT(([.$B$1]-SUM(([.$B12:.L1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1])&gt;=[.N$4];0;IF(INT(([.$B$1]-SUM(([.$B12:.M12])*([.$B$6:.M$6])))/[.N$6])+SUM([.N$7:.N11])&gt;=[.N$4];[.N$4]-SUM([.N$7:.N11]);INT(([.$B$1]-SUM(([.$B12:.M1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1])&gt;=[.O$4];0;IF(INT(([.$B$1]-SUM(([.$B12:.N12])*([.$B$6:.N$6])))/[.O$6])+SUM([.O$7:.O11])&gt;=[.O$4];[.O$4]-SUM([.O$7:.O11]);INT(([.$B$1]-SUM(([.$B12:.N1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1])&gt;=[.P$4];0;IF(INT(([.$B$1]-SUM(([.$B12:.O12])*([.$B$6:.O$6])))/[.P$6])+SUM([.P$7:.P11])&gt;=[.P$4];[.P$4]-SUM([.P$7:.P11]);INT(([.$B$1]-SUM(([.$B12:.O12])*([.$B$6:.O$6])))/[.P$6])));0)" office:value-type="float" office:value="0" calcext:value-type="float">
            <text:p/>
          </table:table-cell>
          <table:table-cell table:style-name="ce26" table:formula="of:=SUMPRODUCT(([.B$6:.P$6])*([.B12:.P12]))" office:value-type="float" office:value="261.2" calcext:value-type="float">
            <text:p>261.20</text:p>
          </table:table-cell>
          <table:table-cell table:style-name="ce26" table:formula="of:=IF([.Q12]&lt;&gt;0;[.B$1]-[.Q12];0)" office:value-type="float" office:value="38.8" calcext:value-type="float">
            <text:p>38.80</text:p>
          </table:table-cell>
          <table:table-cell table:style-name="ce27" table:formula="of:=IF(SUM([.B12:.P12])=0;0;SUM([.B12:.P12])-IF([.R12]=0;1;0))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7</text:p>
          </table:table-cell>
          <table:table-cell table:style-name="ce12" table:formula="of:=IFERROR(IF(SUM([.B$7:.B12])+[.B12]&gt;=[.B$4];[.B$4]-SUM([.B$7:.B12]);IF(SUM([.B$7:.B12])+[.B12]&gt;=[.B$4];[.B$4]-SUM([.B11:.B1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2])&gt;=[.C$4];0;IF(INT(([.$B$1]-SUM(([.$B13:.B13])*([.$B$6:.B$6])))/[.C$6])+SUM([.C$7:.C12])&gt;=[.C$4];[.C$4]-SUM([.C$7:.C12]);INT(([.$B$1]-SUM(([.$B13:.B13])*([.$B$6:.B$6])))/[.C$6])));0)" office:value-type="float" office:value="6" calcext:value-type="float">
            <text:p>6</text:p>
          </table:table-cell>
          <table:table-cell table:style-name="ce14" table:number-matrix-columns-spanned="1" table:number-matrix-rows-spanned="1" table:formula="of:=IFERROR(IF(SUM([.D$7:.D12])&gt;=[.D$4];0;IF(INT(([.$B$1]-SUM(([.$B13:.C13])*([.$B$6:.C$6])))/[.D$6])+SUM([.D$7:.D12])&gt;=[.D$4];[.D$4]-SUM([.D$7:.D12]);INT(([.$B$1]-SUM(([.$B13:.C1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2])&gt;=[.E$4];0;IF(INT(([.$B$1]-SUM(([.$B13:.D13])*([.$B$6:.D$6])))/[.E$6])+SUM([.E$7:.E12])&gt;=[.E$4];[.E$4]-SUM([.E$7:.E12]);INT(([.$B$1]-SUM(([.$B13:.D13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2])&gt;=[.F$4];0;IF(INT(([.$B$1]-SUM(([.$B13:.E13])*([.$B$6:.E$6])))/[.F$6])+SUM([.F$7:.F12])&gt;=[.F$4];[.F$4]-SUM([.F$7:.F12]);INT(([.$B$1]-SUM(([.$B13:.E1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2])&gt;=[.G$4];0;IF(INT(([.$B$1]-SUM(([.$B13:.F13])*([.$B$6:.F$6])))/[.G$6])+SUM([.G$7:.G12])&gt;=[.G$4];[.G$4]-SUM([.G$7:.G12]);INT(([.$B$1]-SUM(([.$B13:.F1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2])&gt;=[.H$4];0;IF(INT(([.$B$1]-SUM(([.$B13:.G13])*([.$B$6:.G$6])))/[.H$6])+SUM([.H$7:.H12])&gt;=[.H$4];[.H$4]-SUM([.H$7:.H12]);INT(([.$B$1]-SUM(([.$B13:.G1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2])&gt;=[.I$4];0;IF(INT(([.$B$1]-SUM(([.$B13:.H13])*([.$B$6:.H$6])))/[.I$6])+SUM([.I$7:.I12])&gt;=[.I$4];[.I$4]-SUM([.I$7:.I12]);INT(([.$B$1]-SUM(([.$B13:.H1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2])&gt;=[.J$4];0;IF(INT(([.$B$1]-SUM(([.$B13:.I13])*([.$B$6:.I$6])))/[.J$6])+SUM([.J$7:.J12])&gt;=[.J$4];[.J$4]-SUM([.J$7:.J12]);INT(([.$B$1]-SUM(([.$B13:.I1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2])&gt;=[.K$4];0;IF(INT(([.$B$1]-SUM(([.$B13:.J13])*([.$B$6:.J$6])))/[.K$6])+SUM([.K$7:.K12])&gt;=[.K$4];[.K$4]-SUM([.K$7:.K12]);INT(([.$B$1]-SUM(([.$B13:.J1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2])&gt;=[.L$4];0;IF(INT(([.$B$1]-SUM(([.$B13:.K13])*([.$B$6:.K$6])))/[.L$6])+SUM([.L$7:.L12])&gt;=[.L$4];[.L$4]-SUM([.L$7:.L12]);INT(([.$B$1]-SUM(([.$B13:.K1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2])&gt;=[.M$4];0;IF(INT(([.$B$1]-SUM(([.$B13:.L13])*([.$B$6:.L$6])))/[.M$6])+SUM([.M$7:.M12])&gt;=[.M$4];[.M$4]-SUM([.M$7:.M12]);INT(([.$B$1]-SUM(([.$B13:.L1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2])&gt;=[.N$4];0;IF(INT(([.$B$1]-SUM(([.$B13:.M13])*([.$B$6:.M$6])))/[.N$6])+SUM([.N$7:.N12])&gt;=[.N$4];[.N$4]-SUM([.N$7:.N12]);INT(([.$B$1]-SUM(([.$B13:.M1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2])&gt;=[.O$4];0;IF(INT(([.$B$1]-SUM(([.$B13:.N13])*([.$B$6:.N$6])))/[.O$6])+SUM([.O$7:.O12])&gt;=[.O$4];[.O$4]-SUM([.O$7:.O12]);INT(([.$B$1]-SUM(([.$B13:.N1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2])&gt;=[.P$4];0;IF(INT(([.$B$1]-SUM(([.$B13:.O13])*([.$B$6:.O$6])))/[.P$6])+SUM([.P$7:.P12])&gt;=[.P$4];[.P$4]-SUM([.P$7:.P12]);INT(([.$B$1]-SUM(([.$B13:.O13])*([.$B$6:.O$6])))/[.P$6])));0)" office:value-type="float" office:value="0" calcext:value-type="float">
            <text:p/>
          </table:table-cell>
          <table:table-cell table:style-name="ce26" table:formula="of:=SUMPRODUCT(([.B$6:.P$6])*([.B13:.P13]))" office:value-type="float" office:value="262.8" calcext:value-type="float">
            <text:p>262.80</text:p>
          </table:table-cell>
          <table:table-cell table:style-name="ce26" table:formula="of:=IF([.Q13]&lt;&gt;0;[.B$1]-[.Q13];0)" office:value-type="float" office:value="37.2" calcext:value-type="float">
            <text:p>37.20</text:p>
          </table:table-cell>
          <table:table-cell table:style-name="ce27" table:formula="of:=IF(SUM([.B13:.P13])=0;0;SUM([.B13:.P13])-IF([.R13]=0;1;0)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8</text:p>
          </table:table-cell>
          <table:table-cell table:style-name="ce12" table:formula="of:=IFERROR(IF(SUM([.B$7:.B13])+[.B13]&gt;=[.B$4];[.B$4]-SUM([.B$7:.B13]);IF(SUM([.B$7:.B13])+[.B13]&gt;=[.B$4];[.B$4]-SUM([.B12:.B1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3])&gt;=[.C$4];0;IF(INT(([.$B$1]-SUM(([.$B14:.B14])*([.$B$6:.B$6])))/[.C$6])+SUM([.C$7:.C13])&gt;=[.C$4];[.C$4]-SUM([.C$7:.C13]);INT(([.$B$1]-SUM(([.$B14:.B14])*([.$B$6:.B$6])))/[.C$6])));0)" office:value-type="float" office:value="6" calcext:value-type="float">
            <text:p>6</text:p>
          </table:table-cell>
          <table:table-cell table:style-name="ce14" table:number-matrix-columns-spanned="1" table:number-matrix-rows-spanned="1" table:formula="of:=IFERROR(IF(SUM([.D$7:.D13])&gt;=[.D$4];0;IF(INT(([.$B$1]-SUM(([.$B14:.C14])*([.$B$6:.C$6])))/[.D$6])+SUM([.D$7:.D13])&gt;=[.D$4];[.D$4]-SUM([.D$7:.D13]);INT(([.$B$1]-SUM(([.$B14:.C1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3])&gt;=[.E$4];0;IF(INT(([.$B$1]-SUM(([.$B14:.D14])*([.$B$6:.D$6])))/[.E$6])+SUM([.E$7:.E13])&gt;=[.E$4];[.E$4]-SUM([.E$7:.E13]);INT(([.$B$1]-SUM(([.$B14:.D14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3])&gt;=[.F$4];0;IF(INT(([.$B$1]-SUM(([.$B14:.E14])*([.$B$6:.E$6])))/[.F$6])+SUM([.F$7:.F13])&gt;=[.F$4];[.F$4]-SUM([.F$7:.F13]);INT(([.$B$1]-SUM(([.$B14:.E1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3])&gt;=[.G$4];0;IF(INT(([.$B$1]-SUM(([.$B14:.F14])*([.$B$6:.F$6])))/[.G$6])+SUM([.G$7:.G13])&gt;=[.G$4];[.G$4]-SUM([.G$7:.G13]);INT(([.$B$1]-SUM(([.$B14:.F1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3])&gt;=[.H$4];0;IF(INT(([.$B$1]-SUM(([.$B14:.G14])*([.$B$6:.G$6])))/[.H$6])+SUM([.H$7:.H13])&gt;=[.H$4];[.H$4]-SUM([.H$7:.H13]);INT(([.$B$1]-SUM(([.$B14:.G1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3])&gt;=[.I$4];0;IF(INT(([.$B$1]-SUM(([.$B14:.H14])*([.$B$6:.H$6])))/[.I$6])+SUM([.I$7:.I13])&gt;=[.I$4];[.I$4]-SUM([.I$7:.I13]);INT(([.$B$1]-SUM(([.$B14:.H1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3])&gt;=[.J$4];0;IF(INT(([.$B$1]-SUM(([.$B14:.I14])*([.$B$6:.I$6])))/[.J$6])+SUM([.J$7:.J13])&gt;=[.J$4];[.J$4]-SUM([.J$7:.J13]);INT(([.$B$1]-SUM(([.$B14:.I1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3])&gt;=[.K$4];0;IF(INT(([.$B$1]-SUM(([.$B14:.J14])*([.$B$6:.J$6])))/[.K$6])+SUM([.K$7:.K13])&gt;=[.K$4];[.K$4]-SUM([.K$7:.K13]);INT(([.$B$1]-SUM(([.$B14:.J1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3])&gt;=[.L$4];0;IF(INT(([.$B$1]-SUM(([.$B14:.K14])*([.$B$6:.K$6])))/[.L$6])+SUM([.L$7:.L13])&gt;=[.L$4];[.L$4]-SUM([.L$7:.L13]);INT(([.$B$1]-SUM(([.$B14:.K1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3])&gt;=[.M$4];0;IF(INT(([.$B$1]-SUM(([.$B14:.L14])*([.$B$6:.L$6])))/[.M$6])+SUM([.M$7:.M13])&gt;=[.M$4];[.M$4]-SUM([.M$7:.M13]);INT(([.$B$1]-SUM(([.$B14:.L1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3])&gt;=[.N$4];0;IF(INT(([.$B$1]-SUM(([.$B14:.M14])*([.$B$6:.M$6])))/[.N$6])+SUM([.N$7:.N13])&gt;=[.N$4];[.N$4]-SUM([.N$7:.N13]);INT(([.$B$1]-SUM(([.$B14:.M1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3])&gt;=[.O$4];0;IF(INT(([.$B$1]-SUM(([.$B14:.N14])*([.$B$6:.N$6])))/[.O$6])+SUM([.O$7:.O13])&gt;=[.O$4];[.O$4]-SUM([.O$7:.O13]);INT(([.$B$1]-SUM(([.$B14:.N1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3])&gt;=[.P$4];0;IF(INT(([.$B$1]-SUM(([.$B14:.O14])*([.$B$6:.O$6])))/[.P$6])+SUM([.P$7:.P13])&gt;=[.P$4];[.P$4]-SUM([.P$7:.P13]);INT(([.$B$1]-SUM(([.$B14:.O14])*([.$B$6:.O$6])))/[.P$6])));0)" office:value-type="float" office:value="0" calcext:value-type="float">
            <text:p/>
          </table:table-cell>
          <table:table-cell table:style-name="ce26" table:formula="of:=SUMPRODUCT(([.B$6:.P$6])*([.B14:.P14]))" office:value-type="float" office:value="262.8" calcext:value-type="float">
            <text:p>262.80</text:p>
          </table:table-cell>
          <table:table-cell table:style-name="ce26" table:formula="of:=IF([.Q14]&lt;&gt;0;[.B$1]-[.Q14];0)" office:value-type="float" office:value="37.2" calcext:value-type="float">
            <text:p>37.20</text:p>
          </table:table-cell>
          <table:table-cell table:style-name="ce27" table:formula="of:=IF(SUM([.B14:.P14])=0;0;SUM([.B14:.P14])-IF([.R14]=0;1;0)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9</text:p>
          </table:table-cell>
          <table:table-cell table:style-name="ce12" table:formula="of:=IFERROR(IF(SUM([.B$7:.B14])+[.B14]&gt;=[.B$4];[.B$4]-SUM([.B$7:.B14]);IF(SUM([.B$7:.B14])+[.B14]&gt;=[.B$4];[.B$4]-SUM([.B13:.B1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4])&gt;=[.C$4];0;IF(INT(([.$B$1]-SUM(([.$B15:.B15])*([.$B$6:.B$6])))/[.C$6])+SUM([.C$7:.C14])&gt;=[.C$4];[.C$4]-SUM([.C$7:.C14]);INT(([.$B$1]-SUM(([.$B15:.B15])*([.$B$6:.B$6])))/[.C$6])));0)" office:value-type="float" office:value="2" calcext:value-type="float">
            <text:p>2</text:p>
          </table:table-cell>
          <table:table-cell table:style-name="ce14" table:number-matrix-columns-spanned="1" table:number-matrix-rows-spanned="1" table:formula="of:=IFERROR(IF(SUM([.D$7:.D14])&gt;=[.D$4];0;IF(INT(([.$B$1]-SUM(([.$B15:.C15])*([.$B$6:.C$6])))/[.D$6])+SUM([.D$7:.D14])&gt;=[.D$4];[.D$4]-SUM([.D$7:.D14]);INT(([.$B$1]-SUM(([.$B15:.C15])*([.$B$6:.C$6])))/[.D$6])));0)" office:value-type="float" office:value="4" calcext:value-type="float">
            <text:p>4</text:p>
          </table:table-cell>
          <table:table-cell table:style-name="ce14" table:number-matrix-columns-spanned="1" table:number-matrix-rows-spanned="1" table:formula="of:=IFERROR(IF(SUM([.E$7:.E14])&gt;=[.E$4];0;IF(INT(([.$B$1]-SUM(([.$B15:.D15])*([.$B$6:.D$6])))/[.E$6])+SUM([.E$7:.E14])&gt;=[.E$4];[.E$4]-SUM([.E$7:.E14]);INT(([.$B$1]-SUM(([.$B15:.D15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4])&gt;=[.F$4];0;IF(INT(([.$B$1]-SUM(([.$B15:.E15])*([.$B$6:.E$6])))/[.F$6])+SUM([.F$7:.F14])&gt;=[.F$4];[.F$4]-SUM([.F$7:.F14]);INT(([.$B$1]-SUM(([.$B15:.E1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4])&gt;=[.G$4];0;IF(INT(([.$B$1]-SUM(([.$B15:.F15])*([.$B$6:.F$6])))/[.G$6])+SUM([.G$7:.G14])&gt;=[.G$4];[.G$4]-SUM([.G$7:.G14]);INT(([.$B$1]-SUM(([.$B15:.F1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4])&gt;=[.H$4];0;IF(INT(([.$B$1]-SUM(([.$B15:.G15])*([.$B$6:.G$6])))/[.H$6])+SUM([.H$7:.H14])&gt;=[.H$4];[.H$4]-SUM([.H$7:.H14]);INT(([.$B$1]-SUM(([.$B15:.G1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4])&gt;=[.I$4];0;IF(INT(([.$B$1]-SUM(([.$B15:.H15])*([.$B$6:.H$6])))/[.I$6])+SUM([.I$7:.I14])&gt;=[.I$4];[.I$4]-SUM([.I$7:.I14]);INT(([.$B$1]-SUM(([.$B15:.H1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4])&gt;=[.J$4];0;IF(INT(([.$B$1]-SUM(([.$B15:.I15])*([.$B$6:.I$6])))/[.J$6])+SUM([.J$7:.J14])&gt;=[.J$4];[.J$4]-SUM([.J$7:.J14]);INT(([.$B$1]-SUM(([.$B15:.I1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4])&gt;=[.K$4];0;IF(INT(([.$B$1]-SUM(([.$B15:.J15])*([.$B$6:.J$6])))/[.K$6])+SUM([.K$7:.K14])&gt;=[.K$4];[.K$4]-SUM([.K$7:.K14]);INT(([.$B$1]-SUM(([.$B15:.J1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4])&gt;=[.L$4];0;IF(INT(([.$B$1]-SUM(([.$B15:.K15])*([.$B$6:.K$6])))/[.L$6])+SUM([.L$7:.L14])&gt;=[.L$4];[.L$4]-SUM([.L$7:.L14]);INT(([.$B$1]-SUM(([.$B15:.K1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4])&gt;=[.M$4];0;IF(INT(([.$B$1]-SUM(([.$B15:.L15])*([.$B$6:.L$6])))/[.M$6])+SUM([.M$7:.M14])&gt;=[.M$4];[.M$4]-SUM([.M$7:.M14]);INT(([.$B$1]-SUM(([.$B15:.L1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4])&gt;=[.N$4];0;IF(INT(([.$B$1]-SUM(([.$B15:.M15])*([.$B$6:.M$6])))/[.N$6])+SUM([.N$7:.N14])&gt;=[.N$4];[.N$4]-SUM([.N$7:.N14]);INT(([.$B$1]-SUM(([.$B15:.M1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4])&gt;=[.O$4];0;IF(INT(([.$B$1]-SUM(([.$B15:.N15])*([.$B$6:.N$6])))/[.O$6])+SUM([.O$7:.O14])&gt;=[.O$4];[.O$4]-SUM([.O$7:.O14]);INT(([.$B$1]-SUM(([.$B15:.N1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4])&gt;=[.P$4];0;IF(INT(([.$B$1]-SUM(([.$B15:.O15])*([.$B$6:.O$6])))/[.P$6])+SUM([.P$7:.P14])&gt;=[.P$4];[.P$4]-SUM([.P$7:.P14]);INT(([.$B$1]-SUM(([.$B15:.O15])*([.$B$6:.O$6])))/[.P$6])));0)" office:value-type="float" office:value="0" calcext:value-type="float">
            <text:p/>
          </table:table-cell>
          <table:table-cell table:style-name="ce26" table:formula="of:=SUMPRODUCT(([.B$6:.P$6])*([.B15:.P15]))" office:value-type="float" office:value="289.2" calcext:value-type="float">
            <text:p>289.20</text:p>
          </table:table-cell>
          <table:table-cell table:style-name="ce26" table:formula="of:=IF([.Q15]&lt;&gt;0;[.B$1]-[.Q15];0)" office:value-type="float" office:value="10.8" calcext:value-type="float">
            <text:p>10.80</text:p>
          </table:table-cell>
          <table:table-cell table:style-name="ce27" table:formula="of:=IF(SUM([.B15:.P15])=0;0;SUM([.B15:.P15])-IF([.R15]=0;1;0)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0</text:p>
          </table:table-cell>
          <table:table-cell table:style-name="ce12" table:formula="of:=IFERROR(IF(SUM([.B$7:.B15])+[.B15]&gt;=[.B$4];[.B$4]-SUM([.B$7:.B15]);IF(SUM([.B$7:.B15])+[.B15]&gt;=[.B$4];[.B$4]-SUM([.B14:.B1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5])&gt;=[.C$4];0;IF(INT(([.$B$1]-SUM(([.$B16:.B16])*([.$B$6:.B$6])))/[.C$6])+SUM([.C$7:.C15])&gt;=[.C$4];[.C$4]-SUM([.C$7:.C15]);INT(([.$B$1]-SUM(([.$B16:.B1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5])&gt;=[.D$4];0;IF(INT(([.$B$1]-SUM(([.$B16:.C16])*([.$B$6:.C$6])))/[.D$6])+SUM([.D$7:.D15])&gt;=[.D$4];[.D$4]-SUM([.D$7:.D15]);INT(([.$B$1]-SUM(([.$B16:.C16])*([.$B$6:.C$6])))/[.D$6])));0)" office:value-type="float" office:value="5" calcext:value-type="float">
            <text:p>5</text:p>
          </table:table-cell>
          <table:table-cell table:style-name="ce14" table:number-matrix-columns-spanned="1" table:number-matrix-rows-spanned="1" table:formula="of:=IFERROR(IF(SUM([.E$7:.E15])&gt;=[.E$4];0;IF(INT(([.$B$1]-SUM(([.$B16:.D16])*([.$B$6:.D$6])))/[.E$6])+SUM([.E$7:.E15])&gt;=[.E$4];[.E$4]-SUM([.E$7:.E15]);INT(([.$B$1]-SUM(([.$B16:.D16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5])&gt;=[.F$4];0;IF(INT(([.$B$1]-SUM(([.$B16:.E16])*([.$B$6:.E$6])))/[.F$6])+SUM([.F$7:.F15])&gt;=[.F$4];[.F$4]-SUM([.F$7:.F15]);INT(([.$B$1]-SUM(([.$B16:.E1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5])&gt;=[.G$4];0;IF(INT(([.$B$1]-SUM(([.$B16:.F16])*([.$B$6:.F$6])))/[.G$6])+SUM([.G$7:.G15])&gt;=[.G$4];[.G$4]-SUM([.G$7:.G15]);INT(([.$B$1]-SUM(([.$B16:.F1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5])&gt;=[.H$4];0;IF(INT(([.$B$1]-SUM(([.$B16:.G16])*([.$B$6:.G$6])))/[.H$6])+SUM([.H$7:.H15])&gt;=[.H$4];[.H$4]-SUM([.H$7:.H15]);INT(([.$B$1]-SUM(([.$B16:.G1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5])&gt;=[.I$4];0;IF(INT(([.$B$1]-SUM(([.$B16:.H16])*([.$B$6:.H$6])))/[.I$6])+SUM([.I$7:.I15])&gt;=[.I$4];[.I$4]-SUM([.I$7:.I15]);INT(([.$B$1]-SUM(([.$B16:.H1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5])&gt;=[.J$4];0;IF(INT(([.$B$1]-SUM(([.$B16:.I16])*([.$B$6:.I$6])))/[.J$6])+SUM([.J$7:.J15])&gt;=[.J$4];[.J$4]-SUM([.J$7:.J15]);INT(([.$B$1]-SUM(([.$B16:.I1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5])&gt;=[.K$4];0;IF(INT(([.$B$1]-SUM(([.$B16:.J16])*([.$B$6:.J$6])))/[.K$6])+SUM([.K$7:.K15])&gt;=[.K$4];[.K$4]-SUM([.K$7:.K15]);INT(([.$B$1]-SUM(([.$B16:.J1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5])&gt;=[.L$4];0;IF(INT(([.$B$1]-SUM(([.$B16:.K16])*([.$B$6:.K$6])))/[.L$6])+SUM([.L$7:.L15])&gt;=[.L$4];[.L$4]-SUM([.L$7:.L15]);INT(([.$B$1]-SUM(([.$B16:.K1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5])&gt;=[.M$4];0;IF(INT(([.$B$1]-SUM(([.$B16:.L16])*([.$B$6:.L$6])))/[.M$6])+SUM([.M$7:.M15])&gt;=[.M$4];[.M$4]-SUM([.M$7:.M15]);INT(([.$B$1]-SUM(([.$B16:.L1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5])&gt;=[.N$4];0;IF(INT(([.$B$1]-SUM(([.$B16:.M16])*([.$B$6:.M$6])))/[.N$6])+SUM([.N$7:.N15])&gt;=[.N$4];[.N$4]-SUM([.N$7:.N15]);INT(([.$B$1]-SUM(([.$B16:.M1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5])&gt;=[.O$4];0;IF(INT(([.$B$1]-SUM(([.$B16:.N16])*([.$B$6:.N$6])))/[.O$6])+SUM([.O$7:.O15])&gt;=[.O$4];[.O$4]-SUM([.O$7:.O15]);INT(([.$B$1]-SUM(([.$B16:.N1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5])&gt;=[.P$4];0;IF(INT(([.$B$1]-SUM(([.$B16:.O16])*([.$B$6:.O$6])))/[.P$6])+SUM([.P$7:.P15])&gt;=[.P$4];[.P$4]-SUM([.P$7:.P15]);INT(([.$B$1]-SUM(([.$B16:.O16])*([.$B$6:.O$6])))/[.P$6])));0)" office:value-type="float" office:value="0" calcext:value-type="float">
            <text:p/>
          </table:table-cell>
          <table:table-cell table:style-name="ce26" table:formula="of:=SUMPRODUCT(([.B$6:.P$6])*([.B16:.P16]))" office:value-type="float" office:value="252" calcext:value-type="float">
            <text:p>252.00</text:p>
          </table:table-cell>
          <table:table-cell table:style-name="ce26" table:formula="of:=IF([.Q16]&lt;&gt;0;[.B$1]-[.Q16];0)" office:value-type="float" office:value="48" calcext:value-type="float">
            <text:p>48.00</text:p>
          </table:table-cell>
          <table:table-cell table:style-name="ce27" table:formula="of:=IF(SUM([.B16:.P16])=0;0;SUM([.B16:.P16])-IF([.R16]=0;1;0)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1</text:p>
          </table:table-cell>
          <table:table-cell table:style-name="ce12" table:formula="of:=IFERROR(IF(SUM([.B$7:.B16])+[.B16]&gt;=[.B$4];[.B$4]-SUM([.B$7:.B16]);IF(SUM([.B$7:.B16])+[.B16]&gt;=[.B$4];[.B$4]-SUM([.B15:.B16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6])&gt;=[.C$4];0;IF(INT(([.$B$1]-SUM(([.$B17:.B17])*([.$B$6:.B$6])))/[.C$6])+SUM([.C$7:.C16])&gt;=[.C$4];[.C$4]-SUM([.C$7:.C16]);INT(([.$B$1]-SUM(([.$B17:.B17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6])&gt;=[.D$4];0;IF(INT(([.$B$1]-SUM(([.$B17:.C17])*([.$B$6:.C$6])))/[.D$6])+SUM([.D$7:.D16])&gt;=[.D$4];[.D$4]-SUM([.D$7:.D16]);INT(([.$B$1]-SUM(([.$B17:.C17])*([.$B$6:.C$6])))/[.D$6])));0)" office:value-type="float" office:value="5" calcext:value-type="float">
            <text:p>5</text:p>
          </table:table-cell>
          <table:table-cell table:style-name="ce14" table:number-matrix-columns-spanned="1" table:number-matrix-rows-spanned="1" table:formula="of:=IFERROR(IF(SUM([.E$7:.E16])&gt;=[.E$4];0;IF(INT(([.$B$1]-SUM(([.$B17:.D17])*([.$B$6:.D$6])))/[.E$6])+SUM([.E$7:.E16])&gt;=[.E$4];[.E$4]-SUM([.E$7:.E16]);INT(([.$B$1]-SUM(([.$B17:.D17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6])&gt;=[.F$4];0;IF(INT(([.$B$1]-SUM(([.$B17:.E17])*([.$B$6:.E$6])))/[.F$6])+SUM([.F$7:.F16])&gt;=[.F$4];[.F$4]-SUM([.F$7:.F16]);INT(([.$B$1]-SUM(([.$B17:.E17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6])&gt;=[.G$4];0;IF(INT(([.$B$1]-SUM(([.$B17:.F17])*([.$B$6:.F$6])))/[.G$6])+SUM([.G$7:.G16])&gt;=[.G$4];[.G$4]-SUM([.G$7:.G16]);INT(([.$B$1]-SUM(([.$B17:.F17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6])&gt;=[.H$4];0;IF(INT(([.$B$1]-SUM(([.$B17:.G17])*([.$B$6:.G$6])))/[.H$6])+SUM([.H$7:.H16])&gt;=[.H$4];[.H$4]-SUM([.H$7:.H16]);INT(([.$B$1]-SUM(([.$B17:.G17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6])&gt;=[.I$4];0;IF(INT(([.$B$1]-SUM(([.$B17:.H17])*([.$B$6:.H$6])))/[.I$6])+SUM([.I$7:.I16])&gt;=[.I$4];[.I$4]-SUM([.I$7:.I16]);INT(([.$B$1]-SUM(([.$B17:.H17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6])&gt;=[.J$4];0;IF(INT(([.$B$1]-SUM(([.$B17:.I17])*([.$B$6:.I$6])))/[.J$6])+SUM([.J$7:.J16])&gt;=[.J$4];[.J$4]-SUM([.J$7:.J16]);INT(([.$B$1]-SUM(([.$B17:.I17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6])&gt;=[.K$4];0;IF(INT(([.$B$1]-SUM(([.$B17:.J17])*([.$B$6:.J$6])))/[.K$6])+SUM([.K$7:.K16])&gt;=[.K$4];[.K$4]-SUM([.K$7:.K16]);INT(([.$B$1]-SUM(([.$B17:.J17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6])&gt;=[.L$4];0;IF(INT(([.$B$1]-SUM(([.$B17:.K17])*([.$B$6:.K$6])))/[.L$6])+SUM([.L$7:.L16])&gt;=[.L$4];[.L$4]-SUM([.L$7:.L16]);INT(([.$B$1]-SUM(([.$B17:.K17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6])&gt;=[.M$4];0;IF(INT(([.$B$1]-SUM(([.$B17:.L17])*([.$B$6:.L$6])))/[.M$6])+SUM([.M$7:.M16])&gt;=[.M$4];[.M$4]-SUM([.M$7:.M16]);INT(([.$B$1]-SUM(([.$B17:.L17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6])&gt;=[.N$4];0;IF(INT(([.$B$1]-SUM(([.$B17:.M17])*([.$B$6:.M$6])))/[.N$6])+SUM([.N$7:.N16])&gt;=[.N$4];[.N$4]-SUM([.N$7:.N16]);INT(([.$B$1]-SUM(([.$B17:.M17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6])&gt;=[.O$4];0;IF(INT(([.$B$1]-SUM(([.$B17:.N17])*([.$B$6:.N$6])))/[.O$6])+SUM([.O$7:.O16])&gt;=[.O$4];[.O$4]-SUM([.O$7:.O16]);INT(([.$B$1]-SUM(([.$B17:.N17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6])&gt;=[.P$4];0;IF(INT(([.$B$1]-SUM(([.$B17:.O17])*([.$B$6:.O$6])))/[.P$6])+SUM([.P$7:.P16])&gt;=[.P$4];[.P$4]-SUM([.P$7:.P16]);INT(([.$B$1]-SUM(([.$B17:.O17])*([.$B$6:.O$6])))/[.P$6])));0)" office:value-type="float" office:value="0" calcext:value-type="float">
            <text:p/>
          </table:table-cell>
          <table:table-cell table:style-name="ce26" table:formula="of:=SUMPRODUCT(([.B$6:.P$6])*([.B17:.P17]))" office:value-type="float" office:value="252" calcext:value-type="float">
            <text:p>252.00</text:p>
          </table:table-cell>
          <table:table-cell table:style-name="ce26" table:formula="of:=IF([.Q17]&lt;&gt;0;[.B$1]-[.Q17];0)" office:value-type="float" office:value="48" calcext:value-type="float">
            <text:p>48.00</text:p>
          </table:table-cell>
          <table:table-cell table:style-name="ce27" table:formula="of:=IF(SUM([.B17:.P17])=0;0;SUM([.B17:.P17])-IF([.R17]=0;1;0)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2</text:p>
          </table:table-cell>
          <table:table-cell table:style-name="ce12" table:formula="of:=IFERROR(IF(SUM([.B$7:.B17])+[.B17]&gt;=[.B$4];[.B$4]-SUM([.B$7:.B17]);IF(SUM([.B$7:.B17])+[.B17]&gt;=[.B$4];[.B$4]-SUM([.B16:.B17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7])&gt;=[.C$4];0;IF(INT(([.$B$1]-SUM(([.$B18:.B18])*([.$B$6:.B$6])))/[.C$6])+SUM([.C$7:.C17])&gt;=[.C$4];[.C$4]-SUM([.C$7:.C17]);INT(([.$B$1]-SUM(([.$B18:.B18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7])&gt;=[.D$4];0;IF(INT(([.$B$1]-SUM(([.$B18:.C18])*([.$B$6:.C$6])))/[.D$6])+SUM([.D$7:.D17])&gt;=[.D$4];[.D$4]-SUM([.D$7:.D17]);INT(([.$B$1]-SUM(([.$B18:.C18])*([.$B$6:.C$6])))/[.D$6])));0)" office:value-type="float" office:value="4" calcext:value-type="float">
            <text:p>4</text:p>
          </table:table-cell>
          <table:table-cell table:style-name="ce14" table:number-matrix-columns-spanned="1" table:number-matrix-rows-spanned="1" table:formula="of:=IFERROR(IF(SUM([.E$7:.E17])&gt;=[.E$4];0;IF(INT(([.$B$1]-SUM(([.$B18:.D18])*([.$B$6:.D$6])))/[.E$6])+SUM([.E$7:.E17])&gt;=[.E$4];[.E$4]-SUM([.E$7:.E17]);INT(([.$B$1]-SUM(([.$B18:.D1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17])&gt;=[.F$4];0;IF(INT(([.$B$1]-SUM(([.$B18:.E18])*([.$B$6:.E$6])))/[.F$6])+SUM([.F$7:.F17])&gt;=[.F$4];[.F$4]-SUM([.F$7:.F17]);INT(([.$B$1]-SUM(([.$B18:.E18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7])&gt;=[.G$4];0;IF(INT(([.$B$1]-SUM(([.$B18:.F18])*([.$B$6:.F$6])))/[.G$6])+SUM([.G$7:.G17])&gt;=[.G$4];[.G$4]-SUM([.G$7:.G17]);INT(([.$B$1]-SUM(([.$B18:.F1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7])&gt;=[.H$4];0;IF(INT(([.$B$1]-SUM(([.$B18:.G18])*([.$B$6:.G$6])))/[.H$6])+SUM([.H$7:.H17])&gt;=[.H$4];[.H$4]-SUM([.H$7:.H17]);INT(([.$B$1]-SUM(([.$B18:.G1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7])&gt;=[.I$4];0;IF(INT(([.$B$1]-SUM(([.$B18:.H18])*([.$B$6:.H$6])))/[.I$6])+SUM([.I$7:.I17])&gt;=[.I$4];[.I$4]-SUM([.I$7:.I17]);INT(([.$B$1]-SUM(([.$B18:.H1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7])&gt;=[.J$4];0;IF(INT(([.$B$1]-SUM(([.$B18:.I18])*([.$B$6:.I$6])))/[.J$6])+SUM([.J$7:.J17])&gt;=[.J$4];[.J$4]-SUM([.J$7:.J17]);INT(([.$B$1]-SUM(([.$B18:.I1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7])&gt;=[.K$4];0;IF(INT(([.$B$1]-SUM(([.$B18:.J18])*([.$B$6:.J$6])))/[.K$6])+SUM([.K$7:.K17])&gt;=[.K$4];[.K$4]-SUM([.K$7:.K17]);INT(([.$B$1]-SUM(([.$B18:.J1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7])&gt;=[.L$4];0;IF(INT(([.$B$1]-SUM(([.$B18:.K18])*([.$B$6:.K$6])))/[.L$6])+SUM([.L$7:.L17])&gt;=[.L$4];[.L$4]-SUM([.L$7:.L17]);INT(([.$B$1]-SUM(([.$B18:.K1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7])&gt;=[.M$4];0;IF(INT(([.$B$1]-SUM(([.$B18:.L18])*([.$B$6:.L$6])))/[.M$6])+SUM([.M$7:.M17])&gt;=[.M$4];[.M$4]-SUM([.M$7:.M17]);INT(([.$B$1]-SUM(([.$B18:.L1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7])&gt;=[.N$4];0;IF(INT(([.$B$1]-SUM(([.$B18:.M18])*([.$B$6:.M$6])))/[.N$6])+SUM([.N$7:.N17])&gt;=[.N$4];[.N$4]-SUM([.N$7:.N17]);INT(([.$B$1]-SUM(([.$B18:.M1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7])&gt;=[.O$4];0;IF(INT(([.$B$1]-SUM(([.$B18:.N18])*([.$B$6:.N$6])))/[.O$6])+SUM([.O$7:.O17])&gt;=[.O$4];[.O$4]-SUM([.O$7:.O17]);INT(([.$B$1]-SUM(([.$B18:.N1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7])&gt;=[.P$4];0;IF(INT(([.$B$1]-SUM(([.$B18:.O18])*([.$B$6:.O$6])))/[.P$6])+SUM([.P$7:.P17])&gt;=[.P$4];[.P$4]-SUM([.P$7:.P17]);INT(([.$B$1]-SUM(([.$B18:.O18])*([.$B$6:.O$6])))/[.P$6])));0)" office:value-type="float" office:value="0" calcext:value-type="float">
            <text:p/>
          </table:table-cell>
          <table:table-cell table:style-name="ce26" table:formula="of:=SUMPRODUCT(([.B$6:.P$6])*([.B18:.P18]))" office:value-type="float" office:value="201.6" calcext:value-type="float">
            <text:p>201.60</text:p>
          </table:table-cell>
          <table:table-cell table:style-name="ce26" table:formula="of:=IF([.Q18]&lt;&gt;0;[.B$1]-[.Q18];0)" office:value-type="float" office:value="98.4" calcext:value-type="float">
            <text:p>98.40</text:p>
          </table:table-cell>
          <table:table-cell table:style-name="ce27" table:formula="of:=IF(SUM([.B18:.P18])=0;0;SUM([.B18:.P18])-IF([.R18]=0;1;0)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3</text:p>
          </table:table-cell>
          <table:table-cell table:style-name="ce12" table:formula="of:=IFERROR(IF(SUM([.B$7:.B18])+[.B18]&gt;=[.B$4];[.B$4]-SUM([.B$7:.B18]);IF(SUM([.B$7:.B18])+[.B18]&gt;=[.B$4];[.B$4]-SUM([.B17:.B18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8])&gt;=[.C$4];0;IF(INT(([.$B$1]-SUM(([.$B19:.B19])*([.$B$6:.B$6])))/[.C$6])+SUM([.C$7:.C18])&gt;=[.C$4];[.C$4]-SUM([.C$7:.C18]);INT(([.$B$1]-SUM(([.$B19:.B19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8])&gt;=[.D$4];0;IF(INT(([.$B$1]-SUM(([.$B19:.C19])*([.$B$6:.C$6])))/[.D$6])+SUM([.D$7:.D18])&gt;=[.D$4];[.D$4]-SUM([.D$7:.D18]);INT(([.$B$1]-SUM(([.$B19:.C1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8])&gt;=[.E$4];0;IF(INT(([.$B$1]-SUM(([.$B19:.D19])*([.$B$6:.D$6])))/[.E$6])+SUM([.E$7:.E18])&gt;=[.E$4];[.E$4]-SUM([.E$7:.E18]);INT(([.$B$1]-SUM(([.$B19:.D19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18])&gt;=[.F$4];0;IF(INT(([.$B$1]-SUM(([.$B19:.E19])*([.$B$6:.E$6])))/[.F$6])+SUM([.F$7:.F18])&gt;=[.F$4];[.F$4]-SUM([.F$7:.F18]);INT(([.$B$1]-SUM(([.$B19:.E19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8])&gt;=[.G$4];0;IF(INT(([.$B$1]-SUM(([.$B19:.F19])*([.$B$6:.F$6])))/[.G$6])+SUM([.G$7:.G18])&gt;=[.G$4];[.G$4]-SUM([.G$7:.G18]);INT(([.$B$1]-SUM(([.$B19:.F1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8])&gt;=[.H$4];0;IF(INT(([.$B$1]-SUM(([.$B19:.G19])*([.$B$6:.G$6])))/[.H$6])+SUM([.H$7:.H18])&gt;=[.H$4];[.H$4]-SUM([.H$7:.H18]);INT(([.$B$1]-SUM(([.$B19:.G1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8])&gt;=[.I$4];0;IF(INT(([.$B$1]-SUM(([.$B19:.H19])*([.$B$6:.H$6])))/[.I$6])+SUM([.I$7:.I18])&gt;=[.I$4];[.I$4]-SUM([.I$7:.I18]);INT(([.$B$1]-SUM(([.$B19:.H1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8])&gt;=[.J$4];0;IF(INT(([.$B$1]-SUM(([.$B19:.I19])*([.$B$6:.I$6])))/[.J$6])+SUM([.J$7:.J18])&gt;=[.J$4];[.J$4]-SUM([.J$7:.J18]);INT(([.$B$1]-SUM(([.$B19:.I1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8])&gt;=[.K$4];0;IF(INT(([.$B$1]-SUM(([.$B19:.J19])*([.$B$6:.J$6])))/[.K$6])+SUM([.K$7:.K18])&gt;=[.K$4];[.K$4]-SUM([.K$7:.K18]);INT(([.$B$1]-SUM(([.$B19:.J1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8])&gt;=[.L$4];0;IF(INT(([.$B$1]-SUM(([.$B19:.K19])*([.$B$6:.K$6])))/[.L$6])+SUM([.L$7:.L18])&gt;=[.L$4];[.L$4]-SUM([.L$7:.L18]);INT(([.$B$1]-SUM(([.$B19:.K1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8])&gt;=[.M$4];0;IF(INT(([.$B$1]-SUM(([.$B19:.L19])*([.$B$6:.L$6])))/[.M$6])+SUM([.M$7:.M18])&gt;=[.M$4];[.M$4]-SUM([.M$7:.M18]);INT(([.$B$1]-SUM(([.$B19:.L1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8])&gt;=[.N$4];0;IF(INT(([.$B$1]-SUM(([.$B19:.M19])*([.$B$6:.M$6])))/[.N$6])+SUM([.N$7:.N18])&gt;=[.N$4];[.N$4]-SUM([.N$7:.N18]);INT(([.$B$1]-SUM(([.$B19:.M1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8])&gt;=[.O$4];0;IF(INT(([.$B$1]-SUM(([.$B19:.N19])*([.$B$6:.N$6])))/[.O$6])+SUM([.O$7:.O18])&gt;=[.O$4];[.O$4]-SUM([.O$7:.O18]);INT(([.$B$1]-SUM(([.$B19:.N1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8])&gt;=[.P$4];0;IF(INT(([.$B$1]-SUM(([.$B19:.O19])*([.$B$6:.O$6])))/[.P$6])+SUM([.P$7:.P18])&gt;=[.P$4];[.P$4]-SUM([.P$7:.P18]);INT(([.$B$1]-SUM(([.$B19:.O19])*([.$B$6:.O$6])))/[.P$6])));0)" office:value-type="float" office:value="0" calcext:value-type="float">
            <text:p/>
          </table:table-cell>
          <table:table-cell table:style-name="ce26" table:formula="of:=SUMPRODUCT(([.B$6:.P$6])*([.B19:.P19]))" office:value-type="float" office:value="290.4" calcext:value-type="float">
            <text:p>290.40</text:p>
          </table:table-cell>
          <table:table-cell table:style-name="ce26" table:formula="of:=IF([.Q19]&lt;&gt;0;[.B$1]-[.Q19];0)" office:value-type="float" office:value="9.60000000000002" calcext:value-type="float">
            <text:p>9.60</text:p>
          </table:table-cell>
          <table:table-cell table:style-name="ce27" table:formula="of:=IF(SUM([.B19:.P19])=0;0;SUM([.B19:.P19])-IF([.R19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4</text:p>
          </table:table-cell>
          <table:table-cell table:style-name="ce12" table:formula="of:=IFERROR(IF(SUM([.B$7:.B19])+[.B19]&gt;=[.B$4];[.B$4]-SUM([.B$7:.B19]);IF(SUM([.B$7:.B19])+[.B19]&gt;=[.B$4];[.B$4]-SUM([.B18:.B19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19])&gt;=[.C$4];0;IF(INT(([.$B$1]-SUM(([.$B20:.B20])*([.$B$6:.B$6])))/[.C$6])+SUM([.C$7:.C19])&gt;=[.C$4];[.C$4]-SUM([.C$7:.C19]);INT(([.$B$1]-SUM(([.$B20:.B20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19])&gt;=[.D$4];0;IF(INT(([.$B$1]-SUM(([.$B20:.C20])*([.$B$6:.C$6])))/[.D$6])+SUM([.D$7:.D19])&gt;=[.D$4];[.D$4]-SUM([.D$7:.D19]);INT(([.$B$1]-SUM(([.$B20:.C2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19])&gt;=[.E$4];0;IF(INT(([.$B$1]-SUM(([.$B20:.D20])*([.$B$6:.D$6])))/[.E$6])+SUM([.E$7:.E19])&gt;=[.E$4];[.E$4]-SUM([.E$7:.E19]);INT(([.$B$1]-SUM(([.$B20:.D20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19])&gt;=[.F$4];0;IF(INT(([.$B$1]-SUM(([.$B20:.E20])*([.$B$6:.E$6])))/[.F$6])+SUM([.F$7:.F19])&gt;=[.F$4];[.F$4]-SUM([.F$7:.F19]);INT(([.$B$1]-SUM(([.$B20:.E2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19])&gt;=[.G$4];0;IF(INT(([.$B$1]-SUM(([.$B20:.F20])*([.$B$6:.F$6])))/[.G$6])+SUM([.G$7:.G19])&gt;=[.G$4];[.G$4]-SUM([.G$7:.G19]);INT(([.$B$1]-SUM(([.$B20:.F2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19])&gt;=[.H$4];0;IF(INT(([.$B$1]-SUM(([.$B20:.G20])*([.$B$6:.G$6])))/[.H$6])+SUM([.H$7:.H19])&gt;=[.H$4];[.H$4]-SUM([.H$7:.H19]);INT(([.$B$1]-SUM(([.$B20:.G2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19])&gt;=[.I$4];0;IF(INT(([.$B$1]-SUM(([.$B20:.H20])*([.$B$6:.H$6])))/[.I$6])+SUM([.I$7:.I19])&gt;=[.I$4];[.I$4]-SUM([.I$7:.I19]);INT(([.$B$1]-SUM(([.$B20:.H2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19])&gt;=[.J$4];0;IF(INT(([.$B$1]-SUM(([.$B20:.I20])*([.$B$6:.I$6])))/[.J$6])+SUM([.J$7:.J19])&gt;=[.J$4];[.J$4]-SUM([.J$7:.J19]);INT(([.$B$1]-SUM(([.$B20:.I2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19])&gt;=[.K$4];0;IF(INT(([.$B$1]-SUM(([.$B20:.J20])*([.$B$6:.J$6])))/[.K$6])+SUM([.K$7:.K19])&gt;=[.K$4];[.K$4]-SUM([.K$7:.K19]);INT(([.$B$1]-SUM(([.$B20:.J2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19])&gt;=[.L$4];0;IF(INT(([.$B$1]-SUM(([.$B20:.K20])*([.$B$6:.K$6])))/[.L$6])+SUM([.L$7:.L19])&gt;=[.L$4];[.L$4]-SUM([.L$7:.L19]);INT(([.$B$1]-SUM(([.$B20:.K2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19])&gt;=[.M$4];0;IF(INT(([.$B$1]-SUM(([.$B20:.L20])*([.$B$6:.L$6])))/[.M$6])+SUM([.M$7:.M19])&gt;=[.M$4];[.M$4]-SUM([.M$7:.M19]);INT(([.$B$1]-SUM(([.$B20:.L2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19])&gt;=[.N$4];0;IF(INT(([.$B$1]-SUM(([.$B20:.M20])*([.$B$6:.M$6])))/[.N$6])+SUM([.N$7:.N19])&gt;=[.N$4];[.N$4]-SUM([.N$7:.N19]);INT(([.$B$1]-SUM(([.$B20:.M2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19])&gt;=[.O$4];0;IF(INT(([.$B$1]-SUM(([.$B20:.N20])*([.$B$6:.N$6])))/[.O$6])+SUM([.O$7:.O19])&gt;=[.O$4];[.O$4]-SUM([.O$7:.O19]);INT(([.$B$1]-SUM(([.$B20:.N2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19])&gt;=[.P$4];0;IF(INT(([.$B$1]-SUM(([.$B20:.O20])*([.$B$6:.O$6])))/[.P$6])+SUM([.P$7:.P19])&gt;=[.P$4];[.P$4]-SUM([.P$7:.P19]);INT(([.$B$1]-SUM(([.$B20:.O20])*([.$B$6:.O$6])))/[.P$6])));0)" office:value-type="float" office:value="0" calcext:value-type="float">
            <text:p/>
          </table:table-cell>
          <table:table-cell table:style-name="ce26" table:formula="of:=SUMPRODUCT(([.B$6:.P$6])*([.B20:.P20]))" office:value-type="float" office:value="290.4" calcext:value-type="float">
            <text:p>290.40</text:p>
          </table:table-cell>
          <table:table-cell table:style-name="ce26" table:formula="of:=IF([.Q20]&lt;&gt;0;[.B$1]-[.Q20];0)" office:value-type="float" office:value="9.60000000000002" calcext:value-type="float">
            <text:p>9.60</text:p>
          </table:table-cell>
          <table:table-cell table:style-name="ce27" table:formula="of:=IF(SUM([.B20:.P20])=0;0;SUM([.B20:.P20])-IF([.R20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5</text:p>
          </table:table-cell>
          <table:table-cell table:style-name="ce12" table:formula="of:=IFERROR(IF(SUM([.B$7:.B20])+[.B20]&gt;=[.B$4];[.B$4]-SUM([.B$7:.B20]);IF(SUM([.B$7:.B20])+[.B20]&gt;=[.B$4];[.B$4]-SUM([.B19:.B20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0])&gt;=[.C$4];0;IF(INT(([.$B$1]-SUM(([.$B21:.B21])*([.$B$6:.B$6])))/[.C$6])+SUM([.C$7:.C20])&gt;=[.C$4];[.C$4]-SUM([.C$7:.C20]);INT(([.$B$1]-SUM(([.$B21:.B21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0])&gt;=[.D$4];0;IF(INT(([.$B$1]-SUM(([.$B21:.C21])*([.$B$6:.C$6])))/[.D$6])+SUM([.D$7:.D20])&gt;=[.D$4];[.D$4]-SUM([.D$7:.D20]);INT(([.$B$1]-SUM(([.$B21:.C2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0])&gt;=[.E$4];0;IF(INT(([.$B$1]-SUM(([.$B21:.D21])*([.$B$6:.D$6])))/[.E$6])+SUM([.E$7:.E20])&gt;=[.E$4];[.E$4]-SUM([.E$7:.E20]);INT(([.$B$1]-SUM(([.$B21:.D21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0])&gt;=[.F$4];0;IF(INT(([.$B$1]-SUM(([.$B21:.E21])*([.$B$6:.E$6])))/[.F$6])+SUM([.F$7:.F20])&gt;=[.F$4];[.F$4]-SUM([.F$7:.F20]);INT(([.$B$1]-SUM(([.$B21:.E2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0])&gt;=[.G$4];0;IF(INT(([.$B$1]-SUM(([.$B21:.F21])*([.$B$6:.F$6])))/[.G$6])+SUM([.G$7:.G20])&gt;=[.G$4];[.G$4]-SUM([.G$7:.G20]);INT(([.$B$1]-SUM(([.$B21:.F2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0])&gt;=[.H$4];0;IF(INT(([.$B$1]-SUM(([.$B21:.G21])*([.$B$6:.G$6])))/[.H$6])+SUM([.H$7:.H20])&gt;=[.H$4];[.H$4]-SUM([.H$7:.H20]);INT(([.$B$1]-SUM(([.$B21:.G2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0])&gt;=[.I$4];0;IF(INT(([.$B$1]-SUM(([.$B21:.H21])*([.$B$6:.H$6])))/[.I$6])+SUM([.I$7:.I20])&gt;=[.I$4];[.I$4]-SUM([.I$7:.I20]);INT(([.$B$1]-SUM(([.$B21:.H2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0])&gt;=[.J$4];0;IF(INT(([.$B$1]-SUM(([.$B21:.I21])*([.$B$6:.I$6])))/[.J$6])+SUM([.J$7:.J20])&gt;=[.J$4];[.J$4]-SUM([.J$7:.J20]);INT(([.$B$1]-SUM(([.$B21:.I2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0])&gt;=[.K$4];0;IF(INT(([.$B$1]-SUM(([.$B21:.J21])*([.$B$6:.J$6])))/[.K$6])+SUM([.K$7:.K20])&gt;=[.K$4];[.K$4]-SUM([.K$7:.K20]);INT(([.$B$1]-SUM(([.$B21:.J2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0])&gt;=[.L$4];0;IF(INT(([.$B$1]-SUM(([.$B21:.K21])*([.$B$6:.K$6])))/[.L$6])+SUM([.L$7:.L20])&gt;=[.L$4];[.L$4]-SUM([.L$7:.L20]);INT(([.$B$1]-SUM(([.$B21:.K2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0])&gt;=[.M$4];0;IF(INT(([.$B$1]-SUM(([.$B21:.L21])*([.$B$6:.L$6])))/[.M$6])+SUM([.M$7:.M20])&gt;=[.M$4];[.M$4]-SUM([.M$7:.M20]);INT(([.$B$1]-SUM(([.$B21:.L2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0])&gt;=[.N$4];0;IF(INT(([.$B$1]-SUM(([.$B21:.M21])*([.$B$6:.M$6])))/[.N$6])+SUM([.N$7:.N20])&gt;=[.N$4];[.N$4]-SUM([.N$7:.N20]);INT(([.$B$1]-SUM(([.$B21:.M2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0])&gt;=[.O$4];0;IF(INT(([.$B$1]-SUM(([.$B21:.N21])*([.$B$6:.N$6])))/[.O$6])+SUM([.O$7:.O20])&gt;=[.O$4];[.O$4]-SUM([.O$7:.O20]);INT(([.$B$1]-SUM(([.$B21:.N2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0])&gt;=[.P$4];0;IF(INT(([.$B$1]-SUM(([.$B21:.O21])*([.$B$6:.O$6])))/[.P$6])+SUM([.P$7:.P20])&gt;=[.P$4];[.P$4]-SUM([.P$7:.P20]);INT(([.$B$1]-SUM(([.$B21:.O21])*([.$B$6:.O$6])))/[.P$6])));0)" office:value-type="float" office:value="0" calcext:value-type="float">
            <text:p/>
          </table:table-cell>
          <table:table-cell table:style-name="ce26" table:formula="of:=SUMPRODUCT(([.B$6:.P$6])*([.B21:.P21]))" office:value-type="float" office:value="290.4" calcext:value-type="float">
            <text:p>290.40</text:p>
          </table:table-cell>
          <table:table-cell table:style-name="ce26" table:formula="of:=IF([.Q21]&lt;&gt;0;[.B$1]-[.Q21];0)" office:value-type="float" office:value="9.60000000000002" calcext:value-type="float">
            <text:p>9.60</text:p>
          </table:table-cell>
          <table:table-cell table:style-name="ce27" table:formula="of:=IF(SUM([.B21:.P21])=0;0;SUM([.B21:.P21])-IF([.R21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6</text:p>
          </table:table-cell>
          <table:table-cell table:style-name="ce12" table:formula="of:=IFERROR(IF(SUM([.B$7:.B21])+[.B21]&gt;=[.B$4];[.B$4]-SUM([.B$7:.B21]);IF(SUM([.B$7:.B21])+[.B21]&gt;=[.B$4];[.B$4]-SUM([.B20:.B21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1])&gt;=[.C$4];0;IF(INT(([.$B$1]-SUM(([.$B22:.B22])*([.$B$6:.B$6])))/[.C$6])+SUM([.C$7:.C21])&gt;=[.C$4];[.C$4]-SUM([.C$7:.C21]);INT(([.$B$1]-SUM(([.$B22:.B22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1])&gt;=[.D$4];0;IF(INT(([.$B$1]-SUM(([.$B22:.C22])*([.$B$6:.C$6])))/[.D$6])+SUM([.D$7:.D21])&gt;=[.D$4];[.D$4]-SUM([.D$7:.D21]);INT(([.$B$1]-SUM(([.$B22:.C2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1])&gt;=[.E$4];0;IF(INT(([.$B$1]-SUM(([.$B22:.D22])*([.$B$6:.D$6])))/[.E$6])+SUM([.E$7:.E21])&gt;=[.E$4];[.E$4]-SUM([.E$7:.E21]);INT(([.$B$1]-SUM(([.$B22:.D22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1])&gt;=[.F$4];0;IF(INT(([.$B$1]-SUM(([.$B22:.E22])*([.$B$6:.E$6])))/[.F$6])+SUM([.F$7:.F21])&gt;=[.F$4];[.F$4]-SUM([.F$7:.F21]);INT(([.$B$1]-SUM(([.$B22:.E2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1])&gt;=[.G$4];0;IF(INT(([.$B$1]-SUM(([.$B22:.F22])*([.$B$6:.F$6])))/[.G$6])+SUM([.G$7:.G21])&gt;=[.G$4];[.G$4]-SUM([.G$7:.G21]);INT(([.$B$1]-SUM(([.$B22:.F2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1])&gt;=[.H$4];0;IF(INT(([.$B$1]-SUM(([.$B22:.G22])*([.$B$6:.G$6])))/[.H$6])+SUM([.H$7:.H21])&gt;=[.H$4];[.H$4]-SUM([.H$7:.H21]);INT(([.$B$1]-SUM(([.$B22:.G2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1])&gt;=[.I$4];0;IF(INT(([.$B$1]-SUM(([.$B22:.H22])*([.$B$6:.H$6])))/[.I$6])+SUM([.I$7:.I21])&gt;=[.I$4];[.I$4]-SUM([.I$7:.I21]);INT(([.$B$1]-SUM(([.$B22:.H2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1])&gt;=[.J$4];0;IF(INT(([.$B$1]-SUM(([.$B22:.I22])*([.$B$6:.I$6])))/[.J$6])+SUM([.J$7:.J21])&gt;=[.J$4];[.J$4]-SUM([.J$7:.J21]);INT(([.$B$1]-SUM(([.$B22:.I2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1])&gt;=[.K$4];0;IF(INT(([.$B$1]-SUM(([.$B22:.J22])*([.$B$6:.J$6])))/[.K$6])+SUM([.K$7:.K21])&gt;=[.K$4];[.K$4]-SUM([.K$7:.K21]);INT(([.$B$1]-SUM(([.$B22:.J2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1])&gt;=[.L$4];0;IF(INT(([.$B$1]-SUM(([.$B22:.K22])*([.$B$6:.K$6])))/[.L$6])+SUM([.L$7:.L21])&gt;=[.L$4];[.L$4]-SUM([.L$7:.L21]);INT(([.$B$1]-SUM(([.$B22:.K2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1])&gt;=[.M$4];0;IF(INT(([.$B$1]-SUM(([.$B22:.L22])*([.$B$6:.L$6])))/[.M$6])+SUM([.M$7:.M21])&gt;=[.M$4];[.M$4]-SUM([.M$7:.M21]);INT(([.$B$1]-SUM(([.$B22:.L2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1])&gt;=[.N$4];0;IF(INT(([.$B$1]-SUM(([.$B22:.M22])*([.$B$6:.M$6])))/[.N$6])+SUM([.N$7:.N21])&gt;=[.N$4];[.N$4]-SUM([.N$7:.N21]);INT(([.$B$1]-SUM(([.$B22:.M2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1])&gt;=[.O$4];0;IF(INT(([.$B$1]-SUM(([.$B22:.N22])*([.$B$6:.N$6])))/[.O$6])+SUM([.O$7:.O21])&gt;=[.O$4];[.O$4]-SUM([.O$7:.O21]);INT(([.$B$1]-SUM(([.$B22:.N2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1])&gt;=[.P$4];0;IF(INT(([.$B$1]-SUM(([.$B22:.O22])*([.$B$6:.O$6])))/[.P$6])+SUM([.P$7:.P21])&gt;=[.P$4];[.P$4]-SUM([.P$7:.P21]);INT(([.$B$1]-SUM(([.$B22:.O22])*([.$B$6:.O$6])))/[.P$6])));0)" office:value-type="float" office:value="0" calcext:value-type="float">
            <text:p/>
          </table:table-cell>
          <table:table-cell table:style-name="ce26" table:formula="of:=SUMPRODUCT(([.B$6:.P$6])*([.B22:.P22]))" office:value-type="float" office:value="290.4" calcext:value-type="float">
            <text:p>290.40</text:p>
          </table:table-cell>
          <table:table-cell table:style-name="ce26" table:formula="of:=IF([.Q22]&lt;&gt;0;[.B$1]-[.Q22];0)" office:value-type="float" office:value="9.60000000000002" calcext:value-type="float">
            <text:p>9.60</text:p>
          </table:table-cell>
          <table:table-cell table:style-name="ce27" table:formula="of:=IF(SUM([.B22:.P22])=0;0;SUM([.B22:.P22])-IF([.R22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7</text:p>
          </table:table-cell>
          <table:table-cell table:style-name="ce12" table:formula="of:=IFERROR(IF(SUM([.B$7:.B22])+[.B22]&gt;=[.B$4];[.B$4]-SUM([.B$7:.B22]);IF(SUM([.B$7:.B22])+[.B22]&gt;=[.B$4];[.B$4]-SUM([.B21:.B2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2])&gt;=[.C$4];0;IF(INT(([.$B$1]-SUM(([.$B23:.B23])*([.$B$6:.B$6])))/[.C$6])+SUM([.C$7:.C22])&gt;=[.C$4];[.C$4]-SUM([.C$7:.C22]);INT(([.$B$1]-SUM(([.$B23:.B23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2])&gt;=[.D$4];0;IF(INT(([.$B$1]-SUM(([.$B23:.C23])*([.$B$6:.C$6])))/[.D$6])+SUM([.D$7:.D22])&gt;=[.D$4];[.D$4]-SUM([.D$7:.D22]);INT(([.$B$1]-SUM(([.$B23:.C2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2])&gt;=[.E$4];0;IF(INT(([.$B$1]-SUM(([.$B23:.D23])*([.$B$6:.D$6])))/[.E$6])+SUM([.E$7:.E22])&gt;=[.E$4];[.E$4]-SUM([.E$7:.E22]);INT(([.$B$1]-SUM(([.$B23:.D23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2])&gt;=[.F$4];0;IF(INT(([.$B$1]-SUM(([.$B23:.E23])*([.$B$6:.E$6])))/[.F$6])+SUM([.F$7:.F22])&gt;=[.F$4];[.F$4]-SUM([.F$7:.F22]);INT(([.$B$1]-SUM(([.$B23:.E2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2])&gt;=[.G$4];0;IF(INT(([.$B$1]-SUM(([.$B23:.F23])*([.$B$6:.F$6])))/[.G$6])+SUM([.G$7:.G22])&gt;=[.G$4];[.G$4]-SUM([.G$7:.G22]);INT(([.$B$1]-SUM(([.$B23:.F2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2])&gt;=[.H$4];0;IF(INT(([.$B$1]-SUM(([.$B23:.G23])*([.$B$6:.G$6])))/[.H$6])+SUM([.H$7:.H22])&gt;=[.H$4];[.H$4]-SUM([.H$7:.H22]);INT(([.$B$1]-SUM(([.$B23:.G2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2])&gt;=[.I$4];0;IF(INT(([.$B$1]-SUM(([.$B23:.H23])*([.$B$6:.H$6])))/[.I$6])+SUM([.I$7:.I22])&gt;=[.I$4];[.I$4]-SUM([.I$7:.I22]);INT(([.$B$1]-SUM(([.$B23:.H2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2])&gt;=[.J$4];0;IF(INT(([.$B$1]-SUM(([.$B23:.I23])*([.$B$6:.I$6])))/[.J$6])+SUM([.J$7:.J22])&gt;=[.J$4];[.J$4]-SUM([.J$7:.J22]);INT(([.$B$1]-SUM(([.$B23:.I2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2])&gt;=[.K$4];0;IF(INT(([.$B$1]-SUM(([.$B23:.J23])*([.$B$6:.J$6])))/[.K$6])+SUM([.K$7:.K22])&gt;=[.K$4];[.K$4]-SUM([.K$7:.K22]);INT(([.$B$1]-SUM(([.$B23:.J2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2])&gt;=[.L$4];0;IF(INT(([.$B$1]-SUM(([.$B23:.K23])*([.$B$6:.K$6])))/[.L$6])+SUM([.L$7:.L22])&gt;=[.L$4];[.L$4]-SUM([.L$7:.L22]);INT(([.$B$1]-SUM(([.$B23:.K2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2])&gt;=[.M$4];0;IF(INT(([.$B$1]-SUM(([.$B23:.L23])*([.$B$6:.L$6])))/[.M$6])+SUM([.M$7:.M22])&gt;=[.M$4];[.M$4]-SUM([.M$7:.M22]);INT(([.$B$1]-SUM(([.$B23:.L2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2])&gt;=[.N$4];0;IF(INT(([.$B$1]-SUM(([.$B23:.M23])*([.$B$6:.M$6])))/[.N$6])+SUM([.N$7:.N22])&gt;=[.N$4];[.N$4]-SUM([.N$7:.N22]);INT(([.$B$1]-SUM(([.$B23:.M2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2])&gt;=[.O$4];0;IF(INT(([.$B$1]-SUM(([.$B23:.N23])*([.$B$6:.N$6])))/[.O$6])+SUM([.O$7:.O22])&gt;=[.O$4];[.O$4]-SUM([.O$7:.O22]);INT(([.$B$1]-SUM(([.$B23:.N2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2])&gt;=[.P$4];0;IF(INT(([.$B$1]-SUM(([.$B23:.O23])*([.$B$6:.O$6])))/[.P$6])+SUM([.P$7:.P22])&gt;=[.P$4];[.P$4]-SUM([.P$7:.P22]);INT(([.$B$1]-SUM(([.$B23:.O23])*([.$B$6:.O$6])))/[.P$6])));0)" office:value-type="float" office:value="0" calcext:value-type="float">
            <text:p/>
          </table:table-cell>
          <table:table-cell table:style-name="ce26" table:formula="of:=SUMPRODUCT(([.B$6:.P$6])*([.B23:.P23]))" office:value-type="float" office:value="290.4" calcext:value-type="float">
            <text:p>290.40</text:p>
          </table:table-cell>
          <table:table-cell table:style-name="ce26" table:formula="of:=IF([.Q23]&lt;&gt;0;[.B$1]-[.Q23];0)" office:value-type="float" office:value="9.60000000000002" calcext:value-type="float">
            <text:p>9.60</text:p>
          </table:table-cell>
          <table:table-cell table:style-name="ce27" table:formula="of:=IF(SUM([.B23:.P23])=0;0;SUM([.B23:.P23])-IF([.R23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8</text:p>
          </table:table-cell>
          <table:table-cell table:style-name="ce12" table:formula="of:=IFERROR(IF(SUM([.B$7:.B23])+[.B23]&gt;=[.B$4];[.B$4]-SUM([.B$7:.B23]);IF(SUM([.B$7:.B23])+[.B23]&gt;=[.B$4];[.B$4]-SUM([.B22:.B2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3])&gt;=[.C$4];0;IF(INT(([.$B$1]-SUM(([.$B24:.B24])*([.$B$6:.B$6])))/[.C$6])+SUM([.C$7:.C23])&gt;=[.C$4];[.C$4]-SUM([.C$7:.C23]);INT(([.$B$1]-SUM(([.$B24:.B24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3])&gt;=[.D$4];0;IF(INT(([.$B$1]-SUM(([.$B24:.C24])*([.$B$6:.C$6])))/[.D$6])+SUM([.D$7:.D23])&gt;=[.D$4];[.D$4]-SUM([.D$7:.D23]);INT(([.$B$1]-SUM(([.$B24:.C2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3])&gt;=[.E$4];0;IF(INT(([.$B$1]-SUM(([.$B24:.D24])*([.$B$6:.D$6])))/[.E$6])+SUM([.E$7:.E23])&gt;=[.E$4];[.E$4]-SUM([.E$7:.E23]);INT(([.$B$1]-SUM(([.$B24:.D24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3])&gt;=[.F$4];0;IF(INT(([.$B$1]-SUM(([.$B24:.E24])*([.$B$6:.E$6])))/[.F$6])+SUM([.F$7:.F23])&gt;=[.F$4];[.F$4]-SUM([.F$7:.F23]);INT(([.$B$1]-SUM(([.$B24:.E2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3])&gt;=[.G$4];0;IF(INT(([.$B$1]-SUM(([.$B24:.F24])*([.$B$6:.F$6])))/[.G$6])+SUM([.G$7:.G23])&gt;=[.G$4];[.G$4]-SUM([.G$7:.G23]);INT(([.$B$1]-SUM(([.$B24:.F2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3])&gt;=[.H$4];0;IF(INT(([.$B$1]-SUM(([.$B24:.G24])*([.$B$6:.G$6])))/[.H$6])+SUM([.H$7:.H23])&gt;=[.H$4];[.H$4]-SUM([.H$7:.H23]);INT(([.$B$1]-SUM(([.$B24:.G2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3])&gt;=[.I$4];0;IF(INT(([.$B$1]-SUM(([.$B24:.H24])*([.$B$6:.H$6])))/[.I$6])+SUM([.I$7:.I23])&gt;=[.I$4];[.I$4]-SUM([.I$7:.I23]);INT(([.$B$1]-SUM(([.$B24:.H2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3])&gt;=[.J$4];0;IF(INT(([.$B$1]-SUM(([.$B24:.I24])*([.$B$6:.I$6])))/[.J$6])+SUM([.J$7:.J23])&gt;=[.J$4];[.J$4]-SUM([.J$7:.J23]);INT(([.$B$1]-SUM(([.$B24:.I2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3])&gt;=[.K$4];0;IF(INT(([.$B$1]-SUM(([.$B24:.J24])*([.$B$6:.J$6])))/[.K$6])+SUM([.K$7:.K23])&gt;=[.K$4];[.K$4]-SUM([.K$7:.K23]);INT(([.$B$1]-SUM(([.$B24:.J2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3])&gt;=[.L$4];0;IF(INT(([.$B$1]-SUM(([.$B24:.K24])*([.$B$6:.K$6])))/[.L$6])+SUM([.L$7:.L23])&gt;=[.L$4];[.L$4]-SUM([.L$7:.L23]);INT(([.$B$1]-SUM(([.$B24:.K2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3])&gt;=[.M$4];0;IF(INT(([.$B$1]-SUM(([.$B24:.L24])*([.$B$6:.L$6])))/[.M$6])+SUM([.M$7:.M23])&gt;=[.M$4];[.M$4]-SUM([.M$7:.M23]);INT(([.$B$1]-SUM(([.$B24:.L2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3])&gt;=[.N$4];0;IF(INT(([.$B$1]-SUM(([.$B24:.M24])*([.$B$6:.M$6])))/[.N$6])+SUM([.N$7:.N23])&gt;=[.N$4];[.N$4]-SUM([.N$7:.N23]);INT(([.$B$1]-SUM(([.$B24:.M2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3])&gt;=[.O$4];0;IF(INT(([.$B$1]-SUM(([.$B24:.N24])*([.$B$6:.N$6])))/[.O$6])+SUM([.O$7:.O23])&gt;=[.O$4];[.O$4]-SUM([.O$7:.O23]);INT(([.$B$1]-SUM(([.$B24:.N2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3])&gt;=[.P$4];0;IF(INT(([.$B$1]-SUM(([.$B24:.O24])*([.$B$6:.O$6])))/[.P$6])+SUM([.P$7:.P23])&gt;=[.P$4];[.P$4]-SUM([.P$7:.P23]);INT(([.$B$1]-SUM(([.$B24:.O24])*([.$B$6:.O$6])))/[.P$6])));0)" office:value-type="float" office:value="0" calcext:value-type="float">
            <text:p/>
          </table:table-cell>
          <table:table-cell table:style-name="ce26" table:formula="of:=SUMPRODUCT(([.B$6:.P$6])*([.B24:.P24]))" office:value-type="float" office:value="290.4" calcext:value-type="float">
            <text:p>290.40</text:p>
          </table:table-cell>
          <table:table-cell table:style-name="ce26" table:formula="of:=IF([.Q24]&lt;&gt;0;[.B$1]-[.Q24];0)" office:value-type="float" office:value="9.60000000000002" calcext:value-type="float">
            <text:p>9.60</text:p>
          </table:table-cell>
          <table:table-cell table:style-name="ce27" table:formula="of:=IF(SUM([.B24:.P24])=0;0;SUM([.B24:.P24])-IF([.R24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19</text:p>
          </table:table-cell>
          <table:table-cell table:style-name="ce12" table:formula="of:=IFERROR(IF(SUM([.B$7:.B24])+[.B24]&gt;=[.B$4];[.B$4]-SUM([.B$7:.B24]);IF(SUM([.B$7:.B24])+[.B24]&gt;=[.B$4];[.B$4]-SUM([.B23:.B2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4])&gt;=[.C$4];0;IF(INT(([.$B$1]-SUM(([.$B25:.B25])*([.$B$6:.B$6])))/[.C$6])+SUM([.C$7:.C24])&gt;=[.C$4];[.C$4]-SUM([.C$7:.C24]);INT(([.$B$1]-SUM(([.$B25:.B25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4])&gt;=[.D$4];0;IF(INT(([.$B$1]-SUM(([.$B25:.C25])*([.$B$6:.C$6])))/[.D$6])+SUM([.D$7:.D24])&gt;=[.D$4];[.D$4]-SUM([.D$7:.D24]);INT(([.$B$1]-SUM(([.$B25:.C25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4])&gt;=[.E$4];0;IF(INT(([.$B$1]-SUM(([.$B25:.D25])*([.$B$6:.D$6])))/[.E$6])+SUM([.E$7:.E24])&gt;=[.E$4];[.E$4]-SUM([.E$7:.E24]);INT(([.$B$1]-SUM(([.$B25:.D25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4])&gt;=[.F$4];0;IF(INT(([.$B$1]-SUM(([.$B25:.E25])*([.$B$6:.E$6])))/[.F$6])+SUM([.F$7:.F24])&gt;=[.F$4];[.F$4]-SUM([.F$7:.F24]);INT(([.$B$1]-SUM(([.$B25:.E2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4])&gt;=[.G$4];0;IF(INT(([.$B$1]-SUM(([.$B25:.F25])*([.$B$6:.F$6])))/[.G$6])+SUM([.G$7:.G24])&gt;=[.G$4];[.G$4]-SUM([.G$7:.G24]);INT(([.$B$1]-SUM(([.$B25:.F2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4])&gt;=[.H$4];0;IF(INT(([.$B$1]-SUM(([.$B25:.G25])*([.$B$6:.G$6])))/[.H$6])+SUM([.H$7:.H24])&gt;=[.H$4];[.H$4]-SUM([.H$7:.H24]);INT(([.$B$1]-SUM(([.$B25:.G2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4])&gt;=[.I$4];0;IF(INT(([.$B$1]-SUM(([.$B25:.H25])*([.$B$6:.H$6])))/[.I$6])+SUM([.I$7:.I24])&gt;=[.I$4];[.I$4]-SUM([.I$7:.I24]);INT(([.$B$1]-SUM(([.$B25:.H2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4])&gt;=[.J$4];0;IF(INT(([.$B$1]-SUM(([.$B25:.I25])*([.$B$6:.I$6])))/[.J$6])+SUM([.J$7:.J24])&gt;=[.J$4];[.J$4]-SUM([.J$7:.J24]);INT(([.$B$1]-SUM(([.$B25:.I2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4])&gt;=[.K$4];0;IF(INT(([.$B$1]-SUM(([.$B25:.J25])*([.$B$6:.J$6])))/[.K$6])+SUM([.K$7:.K24])&gt;=[.K$4];[.K$4]-SUM([.K$7:.K24]);INT(([.$B$1]-SUM(([.$B25:.J2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4])&gt;=[.L$4];0;IF(INT(([.$B$1]-SUM(([.$B25:.K25])*([.$B$6:.K$6])))/[.L$6])+SUM([.L$7:.L24])&gt;=[.L$4];[.L$4]-SUM([.L$7:.L24]);INT(([.$B$1]-SUM(([.$B25:.K2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4])&gt;=[.M$4];0;IF(INT(([.$B$1]-SUM(([.$B25:.L25])*([.$B$6:.L$6])))/[.M$6])+SUM([.M$7:.M24])&gt;=[.M$4];[.M$4]-SUM([.M$7:.M24]);INT(([.$B$1]-SUM(([.$B25:.L2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4])&gt;=[.N$4];0;IF(INT(([.$B$1]-SUM(([.$B25:.M25])*([.$B$6:.M$6])))/[.N$6])+SUM([.N$7:.N24])&gt;=[.N$4];[.N$4]-SUM([.N$7:.N24]);INT(([.$B$1]-SUM(([.$B25:.M2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4])&gt;=[.O$4];0;IF(INT(([.$B$1]-SUM(([.$B25:.N25])*([.$B$6:.N$6])))/[.O$6])+SUM([.O$7:.O24])&gt;=[.O$4];[.O$4]-SUM([.O$7:.O24]);INT(([.$B$1]-SUM(([.$B25:.N2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4])&gt;=[.P$4];0;IF(INT(([.$B$1]-SUM(([.$B25:.O25])*([.$B$6:.O$6])))/[.P$6])+SUM([.P$7:.P24])&gt;=[.P$4];[.P$4]-SUM([.P$7:.P24]);INT(([.$B$1]-SUM(([.$B25:.O25])*([.$B$6:.O$6])))/[.P$6])));0)" office:value-type="float" office:value="0" calcext:value-type="float">
            <text:p/>
          </table:table-cell>
          <table:table-cell table:style-name="ce26" table:formula="of:=SUMPRODUCT(([.B$6:.P$6])*([.B25:.P25]))" office:value-type="float" office:value="290.4" calcext:value-type="float">
            <text:p>290.40</text:p>
          </table:table-cell>
          <table:table-cell table:style-name="ce26" table:formula="of:=IF([.Q25]&lt;&gt;0;[.B$1]-[.Q25];0)" office:value-type="float" office:value="9.60000000000002" calcext:value-type="float">
            <text:p>9.60</text:p>
          </table:table-cell>
          <table:table-cell table:style-name="ce27" table:formula="of:=IF(SUM([.B25:.P25])=0;0;SUM([.B25:.P25])-IF([.R25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0</text:p>
          </table:table-cell>
          <table:table-cell table:style-name="ce12" table:formula="of:=IFERROR(IF(SUM([.B$7:.B25])+[.B25]&gt;=[.B$4];[.B$4]-SUM([.B$7:.B25]);IF(SUM([.B$7:.B25])+[.B25]&gt;=[.B$4];[.B$4]-SUM([.B24:.B2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5])&gt;=[.C$4];0;IF(INT(([.$B$1]-SUM(([.$B26:.B26])*([.$B$6:.B$6])))/[.C$6])+SUM([.C$7:.C25])&gt;=[.C$4];[.C$4]-SUM([.C$7:.C25]);INT(([.$B$1]-SUM(([.$B26:.B2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5])&gt;=[.D$4];0;IF(INT(([.$B$1]-SUM(([.$B26:.C26])*([.$B$6:.C$6])))/[.D$6])+SUM([.D$7:.D25])&gt;=[.D$4];[.D$4]-SUM([.D$7:.D25]);INT(([.$B$1]-SUM(([.$B26:.C26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5])&gt;=[.E$4];0;IF(INT(([.$B$1]-SUM(([.$B26:.D26])*([.$B$6:.D$6])))/[.E$6])+SUM([.E$7:.E25])&gt;=[.E$4];[.E$4]-SUM([.E$7:.E25]);INT(([.$B$1]-SUM(([.$B26:.D26])*([.$B$6:.D$6])))/[.E$6])));0)" office:value-type="float" office:value="1" calcext:value-type="float">
            <text:p>1</text:p>
          </table:table-cell>
          <table:table-cell table:style-name="ce14" table:number-matrix-columns-spanned="1" table:number-matrix-rows-spanned="1" table:formula="of:=IFERROR(IF(SUM([.F$7:.F25])&gt;=[.F$4];0;IF(INT(([.$B$1]-SUM(([.$B26:.E26])*([.$B$6:.E$6])))/[.F$6])+SUM([.F$7:.F25])&gt;=[.F$4];[.F$4]-SUM([.F$7:.F25]);INT(([.$B$1]-SUM(([.$B26:.E2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5])&gt;=[.G$4];0;IF(INT(([.$B$1]-SUM(([.$B26:.F26])*([.$B$6:.F$6])))/[.G$6])+SUM([.G$7:.G25])&gt;=[.G$4];[.G$4]-SUM([.G$7:.G25]);INT(([.$B$1]-SUM(([.$B26:.F2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5])&gt;=[.H$4];0;IF(INT(([.$B$1]-SUM(([.$B26:.G26])*([.$B$6:.G$6])))/[.H$6])+SUM([.H$7:.H25])&gt;=[.H$4];[.H$4]-SUM([.H$7:.H25]);INT(([.$B$1]-SUM(([.$B26:.G2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5])&gt;=[.I$4];0;IF(INT(([.$B$1]-SUM(([.$B26:.H26])*([.$B$6:.H$6])))/[.I$6])+SUM([.I$7:.I25])&gt;=[.I$4];[.I$4]-SUM([.I$7:.I25]);INT(([.$B$1]-SUM(([.$B26:.H2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5])&gt;=[.J$4];0;IF(INT(([.$B$1]-SUM(([.$B26:.I26])*([.$B$6:.I$6])))/[.J$6])+SUM([.J$7:.J25])&gt;=[.J$4];[.J$4]-SUM([.J$7:.J25]);INT(([.$B$1]-SUM(([.$B26:.I2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5])&gt;=[.K$4];0;IF(INT(([.$B$1]-SUM(([.$B26:.J26])*([.$B$6:.J$6])))/[.K$6])+SUM([.K$7:.K25])&gt;=[.K$4];[.K$4]-SUM([.K$7:.K25]);INT(([.$B$1]-SUM(([.$B26:.J2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5])&gt;=[.L$4];0;IF(INT(([.$B$1]-SUM(([.$B26:.K26])*([.$B$6:.K$6])))/[.L$6])+SUM([.L$7:.L25])&gt;=[.L$4];[.L$4]-SUM([.L$7:.L25]);INT(([.$B$1]-SUM(([.$B26:.K2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5])&gt;=[.M$4];0;IF(INT(([.$B$1]-SUM(([.$B26:.L26])*([.$B$6:.L$6])))/[.M$6])+SUM([.M$7:.M25])&gt;=[.M$4];[.M$4]-SUM([.M$7:.M25]);INT(([.$B$1]-SUM(([.$B26:.L2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5])&gt;=[.N$4];0;IF(INT(([.$B$1]-SUM(([.$B26:.M26])*([.$B$6:.M$6])))/[.N$6])+SUM([.N$7:.N25])&gt;=[.N$4];[.N$4]-SUM([.N$7:.N25]);INT(([.$B$1]-SUM(([.$B26:.M2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5])&gt;=[.O$4];0;IF(INT(([.$B$1]-SUM(([.$B26:.N26])*([.$B$6:.N$6])))/[.O$6])+SUM([.O$7:.O25])&gt;=[.O$4];[.O$4]-SUM([.O$7:.O25]);INT(([.$B$1]-SUM(([.$B26:.N2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5])&gt;=[.P$4];0;IF(INT(([.$B$1]-SUM(([.$B26:.O26])*([.$B$6:.O$6])))/[.P$6])+SUM([.P$7:.P25])&gt;=[.P$4];[.P$4]-SUM([.P$7:.P25]);INT(([.$B$1]-SUM(([.$B26:.O26])*([.$B$6:.O$6])))/[.P$6])));0)" office:value-type="float" office:value="0" calcext:value-type="float">
            <text:p/>
          </table:table-cell>
          <table:table-cell table:style-name="ce26" table:formula="of:=SUMPRODUCT(([.B$6:.P$6])*([.B26:.P26]))" office:value-type="float" office:value="290.4" calcext:value-type="float">
            <text:p>290.40</text:p>
          </table:table-cell>
          <table:table-cell table:style-name="ce26" table:formula="of:=IF([.Q26]&lt;&gt;0;[.B$1]-[.Q26];0)" office:value-type="float" office:value="9.60000000000002" calcext:value-type="float">
            <text:p>9.60</text:p>
          </table:table-cell>
          <table:table-cell table:style-name="ce27" table:formula="of:=IF(SUM([.B26:.P26])=0;0;SUM([.B26:.P26])-IF([.R26]=0;1;0))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1</text:p>
          </table:table-cell>
          <table:table-cell table:style-name="ce12" table:formula="of:=IFERROR(IF(SUM([.B$7:.B26])+[.B26]&gt;=[.B$4];[.B$4]-SUM([.B$7:.B26]);IF(SUM([.B$7:.B26])+[.B26]&gt;=[.B$4];[.B$4]-SUM([.B25:.B26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6])&gt;=[.C$4];0;IF(INT(([.$B$1]-SUM(([.$B27:.B27])*([.$B$6:.B$6])))/[.C$6])+SUM([.C$7:.C26])&gt;=[.C$4];[.C$4]-SUM([.C$7:.C26]);INT(([.$B$1]-SUM(([.$B27:.B27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6])&gt;=[.D$4];0;IF(INT(([.$B$1]-SUM(([.$B27:.C27])*([.$B$6:.C$6])))/[.D$6])+SUM([.D$7:.D26])&gt;=[.D$4];[.D$4]-SUM([.D$7:.D26]);INT(([.$B$1]-SUM(([.$B27:.C27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6])&gt;=[.E$4];0;IF(INT(([.$B$1]-SUM(([.$B27:.D27])*([.$B$6:.D$6])))/[.E$6])+SUM([.E$7:.E26])&gt;=[.E$4];[.E$4]-SUM([.E$7:.E26]);INT(([.$B$1]-SUM(([.$B27:.D27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6])&gt;=[.F$4];0;IF(INT(([.$B$1]-SUM(([.$B27:.E27])*([.$B$6:.E$6])))/[.F$6])+SUM([.F$7:.F26])&gt;=[.F$4];[.F$4]-SUM([.F$7:.F26]);INT(([.$B$1]-SUM(([.$B27:.E27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6])&gt;=[.G$4];0;IF(INT(([.$B$1]-SUM(([.$B27:.F27])*([.$B$6:.F$6])))/[.G$6])+SUM([.G$7:.G26])&gt;=[.G$4];[.G$4]-SUM([.G$7:.G26]);INT(([.$B$1]-SUM(([.$B27:.F27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6])&gt;=[.H$4];0;IF(INT(([.$B$1]-SUM(([.$B27:.G27])*([.$B$6:.G$6])))/[.H$6])+SUM([.H$7:.H26])&gt;=[.H$4];[.H$4]-SUM([.H$7:.H26]);INT(([.$B$1]-SUM(([.$B27:.G27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6])&gt;=[.I$4];0;IF(INT(([.$B$1]-SUM(([.$B27:.H27])*([.$B$6:.H$6])))/[.I$6])+SUM([.I$7:.I26])&gt;=[.I$4];[.I$4]-SUM([.I$7:.I26]);INT(([.$B$1]-SUM(([.$B27:.H27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6])&gt;=[.J$4];0;IF(INT(([.$B$1]-SUM(([.$B27:.I27])*([.$B$6:.I$6])))/[.J$6])+SUM([.J$7:.J26])&gt;=[.J$4];[.J$4]-SUM([.J$7:.J26]);INT(([.$B$1]-SUM(([.$B27:.I27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6])&gt;=[.K$4];0;IF(INT(([.$B$1]-SUM(([.$B27:.J27])*([.$B$6:.J$6])))/[.K$6])+SUM([.K$7:.K26])&gt;=[.K$4];[.K$4]-SUM([.K$7:.K26]);INT(([.$B$1]-SUM(([.$B27:.J27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6])&gt;=[.L$4];0;IF(INT(([.$B$1]-SUM(([.$B27:.K27])*([.$B$6:.K$6])))/[.L$6])+SUM([.L$7:.L26])&gt;=[.L$4];[.L$4]-SUM([.L$7:.L26]);INT(([.$B$1]-SUM(([.$B27:.K27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6])&gt;=[.M$4];0;IF(INT(([.$B$1]-SUM(([.$B27:.L27])*([.$B$6:.L$6])))/[.M$6])+SUM([.M$7:.M26])&gt;=[.M$4];[.M$4]-SUM([.M$7:.M26]);INT(([.$B$1]-SUM(([.$B27:.L27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6])&gt;=[.N$4];0;IF(INT(([.$B$1]-SUM(([.$B27:.M27])*([.$B$6:.M$6])))/[.N$6])+SUM([.N$7:.N26])&gt;=[.N$4];[.N$4]-SUM([.N$7:.N26]);INT(([.$B$1]-SUM(([.$B27:.M27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6])&gt;=[.O$4];0;IF(INT(([.$B$1]-SUM(([.$B27:.N27])*([.$B$6:.N$6])))/[.O$6])+SUM([.O$7:.O26])&gt;=[.O$4];[.O$4]-SUM([.O$7:.O26]);INT(([.$B$1]-SUM(([.$B27:.N27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6])&gt;=[.P$4];0;IF(INT(([.$B$1]-SUM(([.$B27:.O27])*([.$B$6:.O$6])))/[.P$6])+SUM([.P$7:.P26])&gt;=[.P$4];[.P$4]-SUM([.P$7:.P26]);INT(([.$B$1]-SUM(([.$B27:.O27])*([.$B$6:.O$6])))/[.P$6])));0)" office:value-type="float" office:value="0" calcext:value-type="float">
            <text:p/>
          </table:table-cell>
          <table:table-cell table:style-name="ce26" table:formula="of:=SUMPRODUCT(([.B$6:.P$6])*([.B27:.P27]))" office:value-type="float" office:value="0" calcext:value-type="float">
            <text:p/>
          </table:table-cell>
          <table:table-cell table:style-name="ce26" table:formula="of:=IF([.Q27]&lt;&gt;0;[.B$1]-[.Q27];0)" office:value-type="float" office:value="0" calcext:value-type="float">
            <text:p/>
          </table:table-cell>
          <table:table-cell table:style-name="ce27" table:formula="of:=IF(SUM([.B27:.P27])=0;0;SUM([.B27:.P27])-IF([.R27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2</text:p>
          </table:table-cell>
          <table:table-cell table:style-name="ce12" table:formula="of:=IFERROR(IF(SUM([.B$7:.B27])+[.B27]&gt;=[.B$4];[.B$4]-SUM([.B$7:.B27]);IF(SUM([.B$7:.B27])+[.B27]&gt;=[.B$4];[.B$4]-SUM([.B26:.B27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7])&gt;=[.C$4];0;IF(INT(([.$B$1]-SUM(([.$B28:.B28])*([.$B$6:.B$6])))/[.C$6])+SUM([.C$7:.C27])&gt;=[.C$4];[.C$4]-SUM([.C$7:.C27]);INT(([.$B$1]-SUM(([.$B28:.B28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7])&gt;=[.D$4];0;IF(INT(([.$B$1]-SUM(([.$B28:.C28])*([.$B$6:.C$6])))/[.D$6])+SUM([.D$7:.D27])&gt;=[.D$4];[.D$4]-SUM([.D$7:.D27]);INT(([.$B$1]-SUM(([.$B28:.C28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7])&gt;=[.E$4];0;IF(INT(([.$B$1]-SUM(([.$B28:.D28])*([.$B$6:.D$6])))/[.E$6])+SUM([.E$7:.E27])&gt;=[.E$4];[.E$4]-SUM([.E$7:.E27]);INT(([.$B$1]-SUM(([.$B28:.D28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7])&gt;=[.F$4];0;IF(INT(([.$B$1]-SUM(([.$B28:.E28])*([.$B$6:.E$6])))/[.F$6])+SUM([.F$7:.F27])&gt;=[.F$4];[.F$4]-SUM([.F$7:.F27]);INT(([.$B$1]-SUM(([.$B28:.E28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7])&gt;=[.G$4];0;IF(INT(([.$B$1]-SUM(([.$B28:.F28])*([.$B$6:.F$6])))/[.G$6])+SUM([.G$7:.G27])&gt;=[.G$4];[.G$4]-SUM([.G$7:.G27]);INT(([.$B$1]-SUM(([.$B28:.F28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7])&gt;=[.H$4];0;IF(INT(([.$B$1]-SUM(([.$B28:.G28])*([.$B$6:.G$6])))/[.H$6])+SUM([.H$7:.H27])&gt;=[.H$4];[.H$4]-SUM([.H$7:.H27]);INT(([.$B$1]-SUM(([.$B28:.G28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7])&gt;=[.I$4];0;IF(INT(([.$B$1]-SUM(([.$B28:.H28])*([.$B$6:.H$6])))/[.I$6])+SUM([.I$7:.I27])&gt;=[.I$4];[.I$4]-SUM([.I$7:.I27]);INT(([.$B$1]-SUM(([.$B28:.H28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7])&gt;=[.J$4];0;IF(INT(([.$B$1]-SUM(([.$B28:.I28])*([.$B$6:.I$6])))/[.J$6])+SUM([.J$7:.J27])&gt;=[.J$4];[.J$4]-SUM([.J$7:.J27]);INT(([.$B$1]-SUM(([.$B28:.I28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7])&gt;=[.K$4];0;IF(INT(([.$B$1]-SUM(([.$B28:.J28])*([.$B$6:.J$6])))/[.K$6])+SUM([.K$7:.K27])&gt;=[.K$4];[.K$4]-SUM([.K$7:.K27]);INT(([.$B$1]-SUM(([.$B28:.J28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7])&gt;=[.L$4];0;IF(INT(([.$B$1]-SUM(([.$B28:.K28])*([.$B$6:.K$6])))/[.L$6])+SUM([.L$7:.L27])&gt;=[.L$4];[.L$4]-SUM([.L$7:.L27]);INT(([.$B$1]-SUM(([.$B28:.K28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7])&gt;=[.M$4];0;IF(INT(([.$B$1]-SUM(([.$B28:.L28])*([.$B$6:.L$6])))/[.M$6])+SUM([.M$7:.M27])&gt;=[.M$4];[.M$4]-SUM([.M$7:.M27]);INT(([.$B$1]-SUM(([.$B28:.L28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7])&gt;=[.N$4];0;IF(INT(([.$B$1]-SUM(([.$B28:.M28])*([.$B$6:.M$6])))/[.N$6])+SUM([.N$7:.N27])&gt;=[.N$4];[.N$4]-SUM([.N$7:.N27]);INT(([.$B$1]-SUM(([.$B28:.M28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7])&gt;=[.O$4];0;IF(INT(([.$B$1]-SUM(([.$B28:.N28])*([.$B$6:.N$6])))/[.O$6])+SUM([.O$7:.O27])&gt;=[.O$4];[.O$4]-SUM([.O$7:.O27]);INT(([.$B$1]-SUM(([.$B28:.N28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7])&gt;=[.P$4];0;IF(INT(([.$B$1]-SUM(([.$B28:.O28])*([.$B$6:.O$6])))/[.P$6])+SUM([.P$7:.P27])&gt;=[.P$4];[.P$4]-SUM([.P$7:.P27]);INT(([.$B$1]-SUM(([.$B28:.O28])*([.$B$6:.O$6])))/[.P$6])));0)" office:value-type="float" office:value="0" calcext:value-type="float">
            <text:p/>
          </table:table-cell>
          <table:table-cell table:style-name="ce26" table:formula="of:=SUMPRODUCT(([.B$6:.P$6])*([.B28:.P28]))" office:value-type="float" office:value="0" calcext:value-type="float">
            <text:p/>
          </table:table-cell>
          <table:table-cell table:style-name="ce26" table:formula="of:=IF([.Q28]&lt;&gt;0;[.B$1]-[.Q28];0)" office:value-type="float" office:value="0" calcext:value-type="float">
            <text:p/>
          </table:table-cell>
          <table:table-cell table:style-name="ce27" table:formula="of:=IF(SUM([.B28:.P28])=0;0;SUM([.B28:.P28])-IF([.R28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3</text:p>
          </table:table-cell>
          <table:table-cell table:style-name="ce12" table:formula="of:=IFERROR(IF(SUM([.B$7:.B28])+[.B28]&gt;=[.B$4];[.B$4]-SUM([.B$7:.B28]);IF(SUM([.B$7:.B28])+[.B28]&gt;=[.B$4];[.B$4]-SUM([.B27:.B28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8])&gt;=[.C$4];0;IF(INT(([.$B$1]-SUM(([.$B29:.B29])*([.$B$6:.B$6])))/[.C$6])+SUM([.C$7:.C28])&gt;=[.C$4];[.C$4]-SUM([.C$7:.C28]);INT(([.$B$1]-SUM(([.$B29:.B29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8])&gt;=[.D$4];0;IF(INT(([.$B$1]-SUM(([.$B29:.C29])*([.$B$6:.C$6])))/[.D$6])+SUM([.D$7:.D28])&gt;=[.D$4];[.D$4]-SUM([.D$7:.D28]);INT(([.$B$1]-SUM(([.$B29:.C29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8])&gt;=[.E$4];0;IF(INT(([.$B$1]-SUM(([.$B29:.D29])*([.$B$6:.D$6])))/[.E$6])+SUM([.E$7:.E28])&gt;=[.E$4];[.E$4]-SUM([.E$7:.E28]);INT(([.$B$1]-SUM(([.$B29:.D29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8])&gt;=[.F$4];0;IF(INT(([.$B$1]-SUM(([.$B29:.E29])*([.$B$6:.E$6])))/[.F$6])+SUM([.F$7:.F28])&gt;=[.F$4];[.F$4]-SUM([.F$7:.F28]);INT(([.$B$1]-SUM(([.$B29:.E29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8])&gt;=[.G$4];0;IF(INT(([.$B$1]-SUM(([.$B29:.F29])*([.$B$6:.F$6])))/[.G$6])+SUM([.G$7:.G28])&gt;=[.G$4];[.G$4]-SUM([.G$7:.G28]);INT(([.$B$1]-SUM(([.$B29:.F29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8])&gt;=[.H$4];0;IF(INT(([.$B$1]-SUM(([.$B29:.G29])*([.$B$6:.G$6])))/[.H$6])+SUM([.H$7:.H28])&gt;=[.H$4];[.H$4]-SUM([.H$7:.H28]);INT(([.$B$1]-SUM(([.$B29:.G29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8])&gt;=[.I$4];0;IF(INT(([.$B$1]-SUM(([.$B29:.H29])*([.$B$6:.H$6])))/[.I$6])+SUM([.I$7:.I28])&gt;=[.I$4];[.I$4]-SUM([.I$7:.I28]);INT(([.$B$1]-SUM(([.$B29:.H29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8])&gt;=[.J$4];0;IF(INT(([.$B$1]-SUM(([.$B29:.I29])*([.$B$6:.I$6])))/[.J$6])+SUM([.J$7:.J28])&gt;=[.J$4];[.J$4]-SUM([.J$7:.J28]);INT(([.$B$1]-SUM(([.$B29:.I29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8])&gt;=[.K$4];0;IF(INT(([.$B$1]-SUM(([.$B29:.J29])*([.$B$6:.J$6])))/[.K$6])+SUM([.K$7:.K28])&gt;=[.K$4];[.K$4]-SUM([.K$7:.K28]);INT(([.$B$1]-SUM(([.$B29:.J29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8])&gt;=[.L$4];0;IF(INT(([.$B$1]-SUM(([.$B29:.K29])*([.$B$6:.K$6])))/[.L$6])+SUM([.L$7:.L28])&gt;=[.L$4];[.L$4]-SUM([.L$7:.L28]);INT(([.$B$1]-SUM(([.$B29:.K29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8])&gt;=[.M$4];0;IF(INT(([.$B$1]-SUM(([.$B29:.L29])*([.$B$6:.L$6])))/[.M$6])+SUM([.M$7:.M28])&gt;=[.M$4];[.M$4]-SUM([.M$7:.M28]);INT(([.$B$1]-SUM(([.$B29:.L29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8])&gt;=[.N$4];0;IF(INT(([.$B$1]-SUM(([.$B29:.M29])*([.$B$6:.M$6])))/[.N$6])+SUM([.N$7:.N28])&gt;=[.N$4];[.N$4]-SUM([.N$7:.N28]);INT(([.$B$1]-SUM(([.$B29:.M29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8])&gt;=[.O$4];0;IF(INT(([.$B$1]-SUM(([.$B29:.N29])*([.$B$6:.N$6])))/[.O$6])+SUM([.O$7:.O28])&gt;=[.O$4];[.O$4]-SUM([.O$7:.O28]);INT(([.$B$1]-SUM(([.$B29:.N29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8])&gt;=[.P$4];0;IF(INT(([.$B$1]-SUM(([.$B29:.O29])*([.$B$6:.O$6])))/[.P$6])+SUM([.P$7:.P28])&gt;=[.P$4];[.P$4]-SUM([.P$7:.P28]);INT(([.$B$1]-SUM(([.$B29:.O29])*([.$B$6:.O$6])))/[.P$6])));0)" office:value-type="float" office:value="0" calcext:value-type="float">
            <text:p/>
          </table:table-cell>
          <table:table-cell table:style-name="ce26" table:formula="of:=SUMPRODUCT(([.B$6:.P$6])*([.B29:.P29]))" office:value-type="float" office:value="0" calcext:value-type="float">
            <text:p/>
          </table:table-cell>
          <table:table-cell table:style-name="ce26" table:formula="of:=IF([.Q29]&lt;&gt;0;[.B$1]-[.Q29];0)" office:value-type="float" office:value="0" calcext:value-type="float">
            <text:p/>
          </table:table-cell>
          <table:table-cell table:style-name="ce27" table:formula="of:=IF(SUM([.B29:.P29])=0;0;SUM([.B29:.P29])-IF([.R29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4</text:p>
          </table:table-cell>
          <table:table-cell table:style-name="ce12" table:formula="of:=IFERROR(IF(SUM([.B$7:.B29])+[.B29]&gt;=[.B$4];[.B$4]-SUM([.B$7:.B29]);IF(SUM([.B$7:.B29])+[.B29]&gt;=[.B$4];[.B$4]-SUM([.B28:.B29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29])&gt;=[.C$4];0;IF(INT(([.$B$1]-SUM(([.$B30:.B30])*([.$B$6:.B$6])))/[.C$6])+SUM([.C$7:.C29])&gt;=[.C$4];[.C$4]-SUM([.C$7:.C29]);INT(([.$B$1]-SUM(([.$B30:.B30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29])&gt;=[.D$4];0;IF(INT(([.$B$1]-SUM(([.$B30:.C30])*([.$B$6:.C$6])))/[.D$6])+SUM([.D$7:.D29])&gt;=[.D$4];[.D$4]-SUM([.D$7:.D29]);INT(([.$B$1]-SUM(([.$B30:.C30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29])&gt;=[.E$4];0;IF(INT(([.$B$1]-SUM(([.$B30:.D30])*([.$B$6:.D$6])))/[.E$6])+SUM([.E$7:.E29])&gt;=[.E$4];[.E$4]-SUM([.E$7:.E29]);INT(([.$B$1]-SUM(([.$B30:.D30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29])&gt;=[.F$4];0;IF(INT(([.$B$1]-SUM(([.$B30:.E30])*([.$B$6:.E$6])))/[.F$6])+SUM([.F$7:.F29])&gt;=[.F$4];[.F$4]-SUM([.F$7:.F29]);INT(([.$B$1]-SUM(([.$B30:.E30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29])&gt;=[.G$4];0;IF(INT(([.$B$1]-SUM(([.$B30:.F30])*([.$B$6:.F$6])))/[.G$6])+SUM([.G$7:.G29])&gt;=[.G$4];[.G$4]-SUM([.G$7:.G29]);INT(([.$B$1]-SUM(([.$B30:.F30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29])&gt;=[.H$4];0;IF(INT(([.$B$1]-SUM(([.$B30:.G30])*([.$B$6:.G$6])))/[.H$6])+SUM([.H$7:.H29])&gt;=[.H$4];[.H$4]-SUM([.H$7:.H29]);INT(([.$B$1]-SUM(([.$B30:.G30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29])&gt;=[.I$4];0;IF(INT(([.$B$1]-SUM(([.$B30:.H30])*([.$B$6:.H$6])))/[.I$6])+SUM([.I$7:.I29])&gt;=[.I$4];[.I$4]-SUM([.I$7:.I29]);INT(([.$B$1]-SUM(([.$B30:.H30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29])&gt;=[.J$4];0;IF(INT(([.$B$1]-SUM(([.$B30:.I30])*([.$B$6:.I$6])))/[.J$6])+SUM([.J$7:.J29])&gt;=[.J$4];[.J$4]-SUM([.J$7:.J29]);INT(([.$B$1]-SUM(([.$B30:.I30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29])&gt;=[.K$4];0;IF(INT(([.$B$1]-SUM(([.$B30:.J30])*([.$B$6:.J$6])))/[.K$6])+SUM([.K$7:.K29])&gt;=[.K$4];[.K$4]-SUM([.K$7:.K29]);INT(([.$B$1]-SUM(([.$B30:.J30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29])&gt;=[.L$4];0;IF(INT(([.$B$1]-SUM(([.$B30:.K30])*([.$B$6:.K$6])))/[.L$6])+SUM([.L$7:.L29])&gt;=[.L$4];[.L$4]-SUM([.L$7:.L29]);INT(([.$B$1]-SUM(([.$B30:.K30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29])&gt;=[.M$4];0;IF(INT(([.$B$1]-SUM(([.$B30:.L30])*([.$B$6:.L$6])))/[.M$6])+SUM([.M$7:.M29])&gt;=[.M$4];[.M$4]-SUM([.M$7:.M29]);INT(([.$B$1]-SUM(([.$B30:.L30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29])&gt;=[.N$4];0;IF(INT(([.$B$1]-SUM(([.$B30:.M30])*([.$B$6:.M$6])))/[.N$6])+SUM([.N$7:.N29])&gt;=[.N$4];[.N$4]-SUM([.N$7:.N29]);INT(([.$B$1]-SUM(([.$B30:.M30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29])&gt;=[.O$4];0;IF(INT(([.$B$1]-SUM(([.$B30:.N30])*([.$B$6:.N$6])))/[.O$6])+SUM([.O$7:.O29])&gt;=[.O$4];[.O$4]-SUM([.O$7:.O29]);INT(([.$B$1]-SUM(([.$B30:.N30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29])&gt;=[.P$4];0;IF(INT(([.$B$1]-SUM(([.$B30:.O30])*([.$B$6:.O$6])))/[.P$6])+SUM([.P$7:.P29])&gt;=[.P$4];[.P$4]-SUM([.P$7:.P29]);INT(([.$B$1]-SUM(([.$B30:.O30])*([.$B$6:.O$6])))/[.P$6])));0)" office:value-type="float" office:value="0" calcext:value-type="float">
            <text:p/>
          </table:table-cell>
          <table:table-cell table:style-name="ce26" table:formula="of:=SUMPRODUCT(([.B$6:.P$6])*([.B30:.P30]))" office:value-type="float" office:value="0" calcext:value-type="float">
            <text:p/>
          </table:table-cell>
          <table:table-cell table:style-name="ce26" table:formula="of:=IF([.Q30]&lt;&gt;0;[.B$1]-[.Q30];0)" office:value-type="float" office:value="0" calcext:value-type="float">
            <text:p/>
          </table:table-cell>
          <table:table-cell table:style-name="ce27" table:formula="of:=IF(SUM([.B30:.P30])=0;0;SUM([.B30:.P30])-IF([.R30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5</text:p>
          </table:table-cell>
          <table:table-cell table:style-name="ce12" table:formula="of:=IFERROR(IF(SUM([.B$7:.B30])+[.B30]&gt;=[.B$4];[.B$4]-SUM([.B$7:.B30]);IF(SUM([.B$7:.B30])+[.B30]&gt;=[.B$4];[.B$4]-SUM([.B29:.B30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0])&gt;=[.C$4];0;IF(INT(([.$B$1]-SUM(([.$B31:.B31])*([.$B$6:.B$6])))/[.C$6])+SUM([.C$7:.C30])&gt;=[.C$4];[.C$4]-SUM([.C$7:.C30]);INT(([.$B$1]-SUM(([.$B31:.B31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0])&gt;=[.D$4];0;IF(INT(([.$B$1]-SUM(([.$B31:.C31])*([.$B$6:.C$6])))/[.D$6])+SUM([.D$7:.D30])&gt;=[.D$4];[.D$4]-SUM([.D$7:.D30]);INT(([.$B$1]-SUM(([.$B31:.C31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0])&gt;=[.E$4];0;IF(INT(([.$B$1]-SUM(([.$B31:.D31])*([.$B$6:.D$6])))/[.E$6])+SUM([.E$7:.E30])&gt;=[.E$4];[.E$4]-SUM([.E$7:.E30]);INT(([.$B$1]-SUM(([.$B31:.D31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0])&gt;=[.F$4];0;IF(INT(([.$B$1]-SUM(([.$B31:.E31])*([.$B$6:.E$6])))/[.F$6])+SUM([.F$7:.F30])&gt;=[.F$4];[.F$4]-SUM([.F$7:.F30]);INT(([.$B$1]-SUM(([.$B31:.E31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0])&gt;=[.G$4];0;IF(INT(([.$B$1]-SUM(([.$B31:.F31])*([.$B$6:.F$6])))/[.G$6])+SUM([.G$7:.G30])&gt;=[.G$4];[.G$4]-SUM([.G$7:.G30]);INT(([.$B$1]-SUM(([.$B31:.F31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0])&gt;=[.H$4];0;IF(INT(([.$B$1]-SUM(([.$B31:.G31])*([.$B$6:.G$6])))/[.H$6])+SUM([.H$7:.H30])&gt;=[.H$4];[.H$4]-SUM([.H$7:.H30]);INT(([.$B$1]-SUM(([.$B31:.G31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0])&gt;=[.I$4];0;IF(INT(([.$B$1]-SUM(([.$B31:.H31])*([.$B$6:.H$6])))/[.I$6])+SUM([.I$7:.I30])&gt;=[.I$4];[.I$4]-SUM([.I$7:.I30]);INT(([.$B$1]-SUM(([.$B31:.H31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0])&gt;=[.J$4];0;IF(INT(([.$B$1]-SUM(([.$B31:.I31])*([.$B$6:.I$6])))/[.J$6])+SUM([.J$7:.J30])&gt;=[.J$4];[.J$4]-SUM([.J$7:.J30]);INT(([.$B$1]-SUM(([.$B31:.I31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0])&gt;=[.K$4];0;IF(INT(([.$B$1]-SUM(([.$B31:.J31])*([.$B$6:.J$6])))/[.K$6])+SUM([.K$7:.K30])&gt;=[.K$4];[.K$4]-SUM([.K$7:.K30]);INT(([.$B$1]-SUM(([.$B31:.J31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0])&gt;=[.L$4];0;IF(INT(([.$B$1]-SUM(([.$B31:.K31])*([.$B$6:.K$6])))/[.L$6])+SUM([.L$7:.L30])&gt;=[.L$4];[.L$4]-SUM([.L$7:.L30]);INT(([.$B$1]-SUM(([.$B31:.K31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0])&gt;=[.M$4];0;IF(INT(([.$B$1]-SUM(([.$B31:.L31])*([.$B$6:.L$6])))/[.M$6])+SUM([.M$7:.M30])&gt;=[.M$4];[.M$4]-SUM([.M$7:.M30]);INT(([.$B$1]-SUM(([.$B31:.L31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0])&gt;=[.N$4];0;IF(INT(([.$B$1]-SUM(([.$B31:.M31])*([.$B$6:.M$6])))/[.N$6])+SUM([.N$7:.N30])&gt;=[.N$4];[.N$4]-SUM([.N$7:.N30]);INT(([.$B$1]-SUM(([.$B31:.M31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0])&gt;=[.O$4];0;IF(INT(([.$B$1]-SUM(([.$B31:.N31])*([.$B$6:.N$6])))/[.O$6])+SUM([.O$7:.O30])&gt;=[.O$4];[.O$4]-SUM([.O$7:.O30]);INT(([.$B$1]-SUM(([.$B31:.N31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0])&gt;=[.P$4];0;IF(INT(([.$B$1]-SUM(([.$B31:.O31])*([.$B$6:.O$6])))/[.P$6])+SUM([.P$7:.P30])&gt;=[.P$4];[.P$4]-SUM([.P$7:.P30]);INT(([.$B$1]-SUM(([.$B31:.O31])*([.$B$6:.O$6])))/[.P$6])));0)" office:value-type="float" office:value="0" calcext:value-type="float">
            <text:p/>
          </table:table-cell>
          <table:table-cell table:style-name="ce26" table:formula="of:=SUMPRODUCT(([.B$6:.P$6])*([.B31:.P31]))" office:value-type="float" office:value="0" calcext:value-type="float">
            <text:p/>
          </table:table-cell>
          <table:table-cell table:style-name="ce26" table:formula="of:=IF([.Q31]&lt;&gt;0;[.B$1]-[.Q31];0)" office:value-type="float" office:value="0" calcext:value-type="float">
            <text:p/>
          </table:table-cell>
          <table:table-cell table:style-name="ce27" table:formula="of:=IF(SUM([.B31:.P31])=0;0;SUM([.B31:.P31])-IF([.R31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6</text:p>
          </table:table-cell>
          <table:table-cell table:style-name="ce12" table:formula="of:=IFERROR(IF(SUM([.B$7:.B31])+[.B31]&gt;=[.B$4];[.B$4]-SUM([.B$7:.B31]);IF(SUM([.B$7:.B31])+[.B31]&gt;=[.B$4];[.B$4]-SUM([.B30:.B31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1])&gt;=[.C$4];0;IF(INT(([.$B$1]-SUM(([.$B32:.B32])*([.$B$6:.B$6])))/[.C$6])+SUM([.C$7:.C31])&gt;=[.C$4];[.C$4]-SUM([.C$7:.C31]);INT(([.$B$1]-SUM(([.$B32:.B32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1])&gt;=[.D$4];0;IF(INT(([.$B$1]-SUM(([.$B32:.C32])*([.$B$6:.C$6])))/[.D$6])+SUM([.D$7:.D31])&gt;=[.D$4];[.D$4]-SUM([.D$7:.D31]);INT(([.$B$1]-SUM(([.$B32:.C32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1])&gt;=[.E$4];0;IF(INT(([.$B$1]-SUM(([.$B32:.D32])*([.$B$6:.D$6])))/[.E$6])+SUM([.E$7:.E31])&gt;=[.E$4];[.E$4]-SUM([.E$7:.E31]);INT(([.$B$1]-SUM(([.$B32:.D32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1])&gt;=[.F$4];0;IF(INT(([.$B$1]-SUM(([.$B32:.E32])*([.$B$6:.E$6])))/[.F$6])+SUM([.F$7:.F31])&gt;=[.F$4];[.F$4]-SUM([.F$7:.F31]);INT(([.$B$1]-SUM(([.$B32:.E32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1])&gt;=[.G$4];0;IF(INT(([.$B$1]-SUM(([.$B32:.F32])*([.$B$6:.F$6])))/[.G$6])+SUM([.G$7:.G31])&gt;=[.G$4];[.G$4]-SUM([.G$7:.G31]);INT(([.$B$1]-SUM(([.$B32:.F32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1])&gt;=[.H$4];0;IF(INT(([.$B$1]-SUM(([.$B32:.G32])*([.$B$6:.G$6])))/[.H$6])+SUM([.H$7:.H31])&gt;=[.H$4];[.H$4]-SUM([.H$7:.H31]);INT(([.$B$1]-SUM(([.$B32:.G32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1])&gt;=[.I$4];0;IF(INT(([.$B$1]-SUM(([.$B32:.H32])*([.$B$6:.H$6])))/[.I$6])+SUM([.I$7:.I31])&gt;=[.I$4];[.I$4]-SUM([.I$7:.I31]);INT(([.$B$1]-SUM(([.$B32:.H32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1])&gt;=[.J$4];0;IF(INT(([.$B$1]-SUM(([.$B32:.I32])*([.$B$6:.I$6])))/[.J$6])+SUM([.J$7:.J31])&gt;=[.J$4];[.J$4]-SUM([.J$7:.J31]);INT(([.$B$1]-SUM(([.$B32:.I32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1])&gt;=[.K$4];0;IF(INT(([.$B$1]-SUM(([.$B32:.J32])*([.$B$6:.J$6])))/[.K$6])+SUM([.K$7:.K31])&gt;=[.K$4];[.K$4]-SUM([.K$7:.K31]);INT(([.$B$1]-SUM(([.$B32:.J32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1])&gt;=[.L$4];0;IF(INT(([.$B$1]-SUM(([.$B32:.K32])*([.$B$6:.K$6])))/[.L$6])+SUM([.L$7:.L31])&gt;=[.L$4];[.L$4]-SUM([.L$7:.L31]);INT(([.$B$1]-SUM(([.$B32:.K32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1])&gt;=[.M$4];0;IF(INT(([.$B$1]-SUM(([.$B32:.L32])*([.$B$6:.L$6])))/[.M$6])+SUM([.M$7:.M31])&gt;=[.M$4];[.M$4]-SUM([.M$7:.M31]);INT(([.$B$1]-SUM(([.$B32:.L32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1])&gt;=[.N$4];0;IF(INT(([.$B$1]-SUM(([.$B32:.M32])*([.$B$6:.M$6])))/[.N$6])+SUM([.N$7:.N31])&gt;=[.N$4];[.N$4]-SUM([.N$7:.N31]);INT(([.$B$1]-SUM(([.$B32:.M32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1])&gt;=[.O$4];0;IF(INT(([.$B$1]-SUM(([.$B32:.N32])*([.$B$6:.N$6])))/[.O$6])+SUM([.O$7:.O31])&gt;=[.O$4];[.O$4]-SUM([.O$7:.O31]);INT(([.$B$1]-SUM(([.$B32:.N32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1])&gt;=[.P$4];0;IF(INT(([.$B$1]-SUM(([.$B32:.O32])*([.$B$6:.O$6])))/[.P$6])+SUM([.P$7:.P31])&gt;=[.P$4];[.P$4]-SUM([.P$7:.P31]);INT(([.$B$1]-SUM(([.$B32:.O32])*([.$B$6:.O$6])))/[.P$6])));0)" office:value-type="float" office:value="0" calcext:value-type="float">
            <text:p/>
          </table:table-cell>
          <table:table-cell table:style-name="ce26" table:formula="of:=SUMPRODUCT(([.B$6:.P$6])*([.B32:.P32]))" office:value-type="float" office:value="0" calcext:value-type="float">
            <text:p/>
          </table:table-cell>
          <table:table-cell table:style-name="ce26" table:formula="of:=IF([.Q32]&lt;&gt;0;[.B$1]-[.Q32];0)" office:value-type="float" office:value="0" calcext:value-type="float">
            <text:p/>
          </table:table-cell>
          <table:table-cell table:style-name="ce27" table:formula="of:=IF(SUM([.B32:.P32])=0;0;SUM([.B32:.P32])-IF([.R32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7</text:p>
          </table:table-cell>
          <table:table-cell table:style-name="ce12" table:formula="of:=IFERROR(IF(SUM([.B$7:.B32])+[.B32]&gt;=[.B$4];[.B$4]-SUM([.B$7:.B32]);IF(SUM([.B$7:.B32])+[.B32]&gt;=[.B$4];[.B$4]-SUM([.B31:.B32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2])&gt;=[.C$4];0;IF(INT(([.$B$1]-SUM(([.$B33:.B33])*([.$B$6:.B$6])))/[.C$6])+SUM([.C$7:.C32])&gt;=[.C$4];[.C$4]-SUM([.C$7:.C32]);INT(([.$B$1]-SUM(([.$B33:.B33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2])&gt;=[.D$4];0;IF(INT(([.$B$1]-SUM(([.$B33:.C33])*([.$B$6:.C$6])))/[.D$6])+SUM([.D$7:.D32])&gt;=[.D$4];[.D$4]-SUM([.D$7:.D32]);INT(([.$B$1]-SUM(([.$B33:.C33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2])&gt;=[.E$4];0;IF(INT(([.$B$1]-SUM(([.$B33:.D33])*([.$B$6:.D$6])))/[.E$6])+SUM([.E$7:.E32])&gt;=[.E$4];[.E$4]-SUM([.E$7:.E32]);INT(([.$B$1]-SUM(([.$B33:.D33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2])&gt;=[.F$4];0;IF(INT(([.$B$1]-SUM(([.$B33:.E33])*([.$B$6:.E$6])))/[.F$6])+SUM([.F$7:.F32])&gt;=[.F$4];[.F$4]-SUM([.F$7:.F32]);INT(([.$B$1]-SUM(([.$B33:.E33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2])&gt;=[.G$4];0;IF(INT(([.$B$1]-SUM(([.$B33:.F33])*([.$B$6:.F$6])))/[.G$6])+SUM([.G$7:.G32])&gt;=[.G$4];[.G$4]-SUM([.G$7:.G32]);INT(([.$B$1]-SUM(([.$B33:.F33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2])&gt;=[.H$4];0;IF(INT(([.$B$1]-SUM(([.$B33:.G33])*([.$B$6:.G$6])))/[.H$6])+SUM([.H$7:.H32])&gt;=[.H$4];[.H$4]-SUM([.H$7:.H32]);INT(([.$B$1]-SUM(([.$B33:.G33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2])&gt;=[.I$4];0;IF(INT(([.$B$1]-SUM(([.$B33:.H33])*([.$B$6:.H$6])))/[.I$6])+SUM([.I$7:.I32])&gt;=[.I$4];[.I$4]-SUM([.I$7:.I32]);INT(([.$B$1]-SUM(([.$B33:.H33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2])&gt;=[.J$4];0;IF(INT(([.$B$1]-SUM(([.$B33:.I33])*([.$B$6:.I$6])))/[.J$6])+SUM([.J$7:.J32])&gt;=[.J$4];[.J$4]-SUM([.J$7:.J32]);INT(([.$B$1]-SUM(([.$B33:.I33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2])&gt;=[.K$4];0;IF(INT(([.$B$1]-SUM(([.$B33:.J33])*([.$B$6:.J$6])))/[.K$6])+SUM([.K$7:.K32])&gt;=[.K$4];[.K$4]-SUM([.K$7:.K32]);INT(([.$B$1]-SUM(([.$B33:.J33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2])&gt;=[.L$4];0;IF(INT(([.$B$1]-SUM(([.$B33:.K33])*([.$B$6:.K$6])))/[.L$6])+SUM([.L$7:.L32])&gt;=[.L$4];[.L$4]-SUM([.L$7:.L32]);INT(([.$B$1]-SUM(([.$B33:.K33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2])&gt;=[.M$4];0;IF(INT(([.$B$1]-SUM(([.$B33:.L33])*([.$B$6:.L$6])))/[.M$6])+SUM([.M$7:.M32])&gt;=[.M$4];[.M$4]-SUM([.M$7:.M32]);INT(([.$B$1]-SUM(([.$B33:.L33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2])&gt;=[.N$4];0;IF(INT(([.$B$1]-SUM(([.$B33:.M33])*([.$B$6:.M$6])))/[.N$6])+SUM([.N$7:.N32])&gt;=[.N$4];[.N$4]-SUM([.N$7:.N32]);INT(([.$B$1]-SUM(([.$B33:.M33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2])&gt;=[.O$4];0;IF(INT(([.$B$1]-SUM(([.$B33:.N33])*([.$B$6:.N$6])))/[.O$6])+SUM([.O$7:.O32])&gt;=[.O$4];[.O$4]-SUM([.O$7:.O32]);INT(([.$B$1]-SUM(([.$B33:.N33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2])&gt;=[.P$4];0;IF(INT(([.$B$1]-SUM(([.$B33:.O33])*([.$B$6:.O$6])))/[.P$6])+SUM([.P$7:.P32])&gt;=[.P$4];[.P$4]-SUM([.P$7:.P32]);INT(([.$B$1]-SUM(([.$B33:.O33])*([.$B$6:.O$6])))/[.P$6])));0)" office:value-type="float" office:value="0" calcext:value-type="float">
            <text:p/>
          </table:table-cell>
          <table:table-cell table:style-name="ce26" table:formula="of:=SUMPRODUCT(([.B$6:.P$6])*([.B33:.P33]))" office:value-type="float" office:value="0" calcext:value-type="float">
            <text:p/>
          </table:table-cell>
          <table:table-cell table:style-name="ce26" table:formula="of:=IF([.Q33]&lt;&gt;0;[.B$1]-[.Q33];0)" office:value-type="float" office:value="0" calcext:value-type="float">
            <text:p/>
          </table:table-cell>
          <table:table-cell table:style-name="ce27" table:formula="of:=IF(SUM([.B33:.P33])=0;0;SUM([.B33:.P33])-IF([.R33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8</text:p>
          </table:table-cell>
          <table:table-cell table:style-name="ce12" table:formula="of:=IFERROR(IF(SUM([.B$7:.B33])+[.B33]&gt;=[.B$4];[.B$4]-SUM([.B$7:.B33]);IF(SUM([.B$7:.B33])+[.B33]&gt;=[.B$4];[.B$4]-SUM([.B32:.B33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3])&gt;=[.C$4];0;IF(INT(([.$B$1]-SUM(([.$B34:.B34])*([.$B$6:.B$6])))/[.C$6])+SUM([.C$7:.C33])&gt;=[.C$4];[.C$4]-SUM([.C$7:.C33]);INT(([.$B$1]-SUM(([.$B34:.B34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3])&gt;=[.D$4];0;IF(INT(([.$B$1]-SUM(([.$B34:.C34])*([.$B$6:.C$6])))/[.D$6])+SUM([.D$7:.D33])&gt;=[.D$4];[.D$4]-SUM([.D$7:.D33]);INT(([.$B$1]-SUM(([.$B34:.C34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3])&gt;=[.E$4];0;IF(INT(([.$B$1]-SUM(([.$B34:.D34])*([.$B$6:.D$6])))/[.E$6])+SUM([.E$7:.E33])&gt;=[.E$4];[.E$4]-SUM([.E$7:.E33]);INT(([.$B$1]-SUM(([.$B34:.D34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3])&gt;=[.F$4];0;IF(INT(([.$B$1]-SUM(([.$B34:.E34])*([.$B$6:.E$6])))/[.F$6])+SUM([.F$7:.F33])&gt;=[.F$4];[.F$4]-SUM([.F$7:.F33]);INT(([.$B$1]-SUM(([.$B34:.E34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3])&gt;=[.G$4];0;IF(INT(([.$B$1]-SUM(([.$B34:.F34])*([.$B$6:.F$6])))/[.G$6])+SUM([.G$7:.G33])&gt;=[.G$4];[.G$4]-SUM([.G$7:.G33]);INT(([.$B$1]-SUM(([.$B34:.F34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3])&gt;=[.H$4];0;IF(INT(([.$B$1]-SUM(([.$B34:.G34])*([.$B$6:.G$6])))/[.H$6])+SUM([.H$7:.H33])&gt;=[.H$4];[.H$4]-SUM([.H$7:.H33]);INT(([.$B$1]-SUM(([.$B34:.G34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3])&gt;=[.I$4];0;IF(INT(([.$B$1]-SUM(([.$B34:.H34])*([.$B$6:.H$6])))/[.I$6])+SUM([.I$7:.I33])&gt;=[.I$4];[.I$4]-SUM([.I$7:.I33]);INT(([.$B$1]-SUM(([.$B34:.H34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3])&gt;=[.J$4];0;IF(INT(([.$B$1]-SUM(([.$B34:.I34])*([.$B$6:.I$6])))/[.J$6])+SUM([.J$7:.J33])&gt;=[.J$4];[.J$4]-SUM([.J$7:.J33]);INT(([.$B$1]-SUM(([.$B34:.I34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3])&gt;=[.K$4];0;IF(INT(([.$B$1]-SUM(([.$B34:.J34])*([.$B$6:.J$6])))/[.K$6])+SUM([.K$7:.K33])&gt;=[.K$4];[.K$4]-SUM([.K$7:.K33]);INT(([.$B$1]-SUM(([.$B34:.J34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3])&gt;=[.L$4];0;IF(INT(([.$B$1]-SUM(([.$B34:.K34])*([.$B$6:.K$6])))/[.L$6])+SUM([.L$7:.L33])&gt;=[.L$4];[.L$4]-SUM([.L$7:.L33]);INT(([.$B$1]-SUM(([.$B34:.K34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3])&gt;=[.M$4];0;IF(INT(([.$B$1]-SUM(([.$B34:.L34])*([.$B$6:.L$6])))/[.M$6])+SUM([.M$7:.M33])&gt;=[.M$4];[.M$4]-SUM([.M$7:.M33]);INT(([.$B$1]-SUM(([.$B34:.L34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3])&gt;=[.N$4];0;IF(INT(([.$B$1]-SUM(([.$B34:.M34])*([.$B$6:.M$6])))/[.N$6])+SUM([.N$7:.N33])&gt;=[.N$4];[.N$4]-SUM([.N$7:.N33]);INT(([.$B$1]-SUM(([.$B34:.M34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3])&gt;=[.O$4];0;IF(INT(([.$B$1]-SUM(([.$B34:.N34])*([.$B$6:.N$6])))/[.O$6])+SUM([.O$7:.O33])&gt;=[.O$4];[.O$4]-SUM([.O$7:.O33]);INT(([.$B$1]-SUM(([.$B34:.N34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3])&gt;=[.P$4];0;IF(INT(([.$B$1]-SUM(([.$B34:.O34])*([.$B$6:.O$6])))/[.P$6])+SUM([.P$7:.P33])&gt;=[.P$4];[.P$4]-SUM([.P$7:.P33]);INT(([.$B$1]-SUM(([.$B34:.O34])*([.$B$6:.O$6])))/[.P$6])));0)" office:value-type="float" office:value="0" calcext:value-type="float">
            <text:p/>
          </table:table-cell>
          <table:table-cell table:style-name="ce26" table:formula="of:=SUMPRODUCT(([.B$6:.P$6])*([.B34:.P34]))" office:value-type="float" office:value="0" calcext:value-type="float">
            <text:p/>
          </table:table-cell>
          <table:table-cell table:style-name="ce26" table:formula="of:=IF([.Q34]&lt;&gt;0;[.B$1]-[.Q34];0)" office:value-type="float" office:value="0" calcext:value-type="float">
            <text:p/>
          </table:table-cell>
          <table:table-cell table:style-name="ce27" table:formula="of:=IF(SUM([.B34:.P34])=0;0;SUM([.B34:.P34])-IF([.R34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29</text:p>
          </table:table-cell>
          <table:table-cell table:style-name="ce12" table:formula="of:=IFERROR(IF(SUM([.B$7:.B34])+[.B34]&gt;=[.B$4];[.B$4]-SUM([.B$7:.B34]);IF(SUM([.B$7:.B34])+[.B34]&gt;=[.B$4];[.B$4]-SUM([.B33:.B34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4])&gt;=[.C$4];0;IF(INT(([.$B$1]-SUM(([.$B35:.B35])*([.$B$6:.B$6])))/[.C$6])+SUM([.C$7:.C34])&gt;=[.C$4];[.C$4]-SUM([.C$7:.C34]);INT(([.$B$1]-SUM(([.$B35:.B35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4])&gt;=[.D$4];0;IF(INT(([.$B$1]-SUM(([.$B35:.C35])*([.$B$6:.C$6])))/[.D$6])+SUM([.D$7:.D34])&gt;=[.D$4];[.D$4]-SUM([.D$7:.D34]);INT(([.$B$1]-SUM(([.$B35:.C35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4])&gt;=[.E$4];0;IF(INT(([.$B$1]-SUM(([.$B35:.D35])*([.$B$6:.D$6])))/[.E$6])+SUM([.E$7:.E34])&gt;=[.E$4];[.E$4]-SUM([.E$7:.E34]);INT(([.$B$1]-SUM(([.$B35:.D35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4])&gt;=[.F$4];0;IF(INT(([.$B$1]-SUM(([.$B35:.E35])*([.$B$6:.E$6])))/[.F$6])+SUM([.F$7:.F34])&gt;=[.F$4];[.F$4]-SUM([.F$7:.F34]);INT(([.$B$1]-SUM(([.$B35:.E35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4])&gt;=[.G$4];0;IF(INT(([.$B$1]-SUM(([.$B35:.F35])*([.$B$6:.F$6])))/[.G$6])+SUM([.G$7:.G34])&gt;=[.G$4];[.G$4]-SUM([.G$7:.G34]);INT(([.$B$1]-SUM(([.$B35:.F35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4])&gt;=[.H$4];0;IF(INT(([.$B$1]-SUM(([.$B35:.G35])*([.$B$6:.G$6])))/[.H$6])+SUM([.H$7:.H34])&gt;=[.H$4];[.H$4]-SUM([.H$7:.H34]);INT(([.$B$1]-SUM(([.$B35:.G35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4])&gt;=[.I$4];0;IF(INT(([.$B$1]-SUM(([.$B35:.H35])*([.$B$6:.H$6])))/[.I$6])+SUM([.I$7:.I34])&gt;=[.I$4];[.I$4]-SUM([.I$7:.I34]);INT(([.$B$1]-SUM(([.$B35:.H35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4])&gt;=[.J$4];0;IF(INT(([.$B$1]-SUM(([.$B35:.I35])*([.$B$6:.I$6])))/[.J$6])+SUM([.J$7:.J34])&gt;=[.J$4];[.J$4]-SUM([.J$7:.J34]);INT(([.$B$1]-SUM(([.$B35:.I35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4])&gt;=[.K$4];0;IF(INT(([.$B$1]-SUM(([.$B35:.J35])*([.$B$6:.J$6])))/[.K$6])+SUM([.K$7:.K34])&gt;=[.K$4];[.K$4]-SUM([.K$7:.K34]);INT(([.$B$1]-SUM(([.$B35:.J35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4])&gt;=[.L$4];0;IF(INT(([.$B$1]-SUM(([.$B35:.K35])*([.$B$6:.K$6])))/[.L$6])+SUM([.L$7:.L34])&gt;=[.L$4];[.L$4]-SUM([.L$7:.L34]);INT(([.$B$1]-SUM(([.$B35:.K35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4])&gt;=[.M$4];0;IF(INT(([.$B$1]-SUM(([.$B35:.L35])*([.$B$6:.L$6])))/[.M$6])+SUM([.M$7:.M34])&gt;=[.M$4];[.M$4]-SUM([.M$7:.M34]);INT(([.$B$1]-SUM(([.$B35:.L35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4])&gt;=[.N$4];0;IF(INT(([.$B$1]-SUM(([.$B35:.M35])*([.$B$6:.M$6])))/[.N$6])+SUM([.N$7:.N34])&gt;=[.N$4];[.N$4]-SUM([.N$7:.N34]);INT(([.$B$1]-SUM(([.$B35:.M35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4])&gt;=[.O$4];0;IF(INT(([.$B$1]-SUM(([.$B35:.N35])*([.$B$6:.N$6])))/[.O$6])+SUM([.O$7:.O34])&gt;=[.O$4];[.O$4]-SUM([.O$7:.O34]);INT(([.$B$1]-SUM(([.$B35:.N35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4])&gt;=[.P$4];0;IF(INT(([.$B$1]-SUM(([.$B35:.O35])*([.$B$6:.O$6])))/[.P$6])+SUM([.P$7:.P34])&gt;=[.P$4];[.P$4]-SUM([.P$7:.P34]);INT(([.$B$1]-SUM(([.$B35:.O35])*([.$B$6:.O$6])))/[.P$6])));0)" office:value-type="float" office:value="0" calcext:value-type="float">
            <text:p/>
          </table:table-cell>
          <table:table-cell table:style-name="ce26" table:formula="of:=SUMPRODUCT(([.B$6:.P$6])*([.B35:.P35]))" office:value-type="float" office:value="0" calcext:value-type="float">
            <text:p/>
          </table:table-cell>
          <table:table-cell table:style-name="ce26" table:formula="of:=IF([.Q35]&lt;&gt;0;[.B$1]-[.Q35];0)" office:value-type="float" office:value="0" calcext:value-type="float">
            <text:p/>
          </table:table-cell>
          <table:table-cell table:style-name="ce27" table:formula="of:=IF(SUM([.B35:.P35])=0;0;SUM([.B35:.P35])-IF([.R35]=0;1;0))" office:value-type="float" office:value="0" calcext:value-type="float">
            <text:p/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tange 30</text:p>
          </table:table-cell>
          <table:table-cell table:style-name="ce12" table:formula="of:=IFERROR(IF(SUM([.B$7:.B35])+[.B35]&gt;=[.B$4];[.B$4]-SUM([.B$7:.B35]);IF(SUM([.B$7:.B35])+[.B35]&gt;=[.B$4];[.B$4]-SUM([.B34:.B35]);TRUNC([.$B$1]/[.B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C$7:.C35])&gt;=[.C$4];0;IF(INT(([.$B$1]-SUM(([.$B36:.B36])*([.$B$6:.B$6])))/[.C$6])+SUM([.C$7:.C35])&gt;=[.C$4];[.C$4]-SUM([.C$7:.C35]);INT(([.$B$1]-SUM(([.$B36:.B36])*([.$B$6:.B$6])))/[.C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D$7:.D35])&gt;=[.D$4];0;IF(INT(([.$B$1]-SUM(([.$B36:.C36])*([.$B$6:.C$6])))/[.D$6])+SUM([.D$7:.D35])&gt;=[.D$4];[.D$4]-SUM([.D$7:.D35]);INT(([.$B$1]-SUM(([.$B36:.C36])*([.$B$6:.C$6])))/[.D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E$7:.E35])&gt;=[.E$4];0;IF(INT(([.$B$1]-SUM(([.$B36:.D36])*([.$B$6:.D$6])))/[.E$6])+SUM([.E$7:.E35])&gt;=[.E$4];[.E$4]-SUM([.E$7:.E35]);INT(([.$B$1]-SUM(([.$B36:.D36])*([.$B$6:.D$6])))/[.E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F$7:.F35])&gt;=[.F$4];0;IF(INT(([.$B$1]-SUM(([.$B36:.E36])*([.$B$6:.E$6])))/[.F$6])+SUM([.F$7:.F35])&gt;=[.F$4];[.F$4]-SUM([.F$7:.F35]);INT(([.$B$1]-SUM(([.$B36:.E36])*([.$B$6:.E$6])))/[.F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G$7:.G35])&gt;=[.G$4];0;IF(INT(([.$B$1]-SUM(([.$B36:.F36])*([.$B$6:.F$6])))/[.G$6])+SUM([.G$7:.G35])&gt;=[.G$4];[.G$4]-SUM([.G$7:.G35]);INT(([.$B$1]-SUM(([.$B36:.F36])*([.$B$6:.F$6])))/[.G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H$7:.H35])&gt;=[.H$4];0;IF(INT(([.$B$1]-SUM(([.$B36:.G36])*([.$B$6:.G$6])))/[.H$6])+SUM([.H$7:.H35])&gt;=[.H$4];[.H$4]-SUM([.H$7:.H35]);INT(([.$B$1]-SUM(([.$B36:.G36])*([.$B$6:.G$6])))/[.H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I$7:.I35])&gt;=[.I$4];0;IF(INT(([.$B$1]-SUM(([.$B36:.H36])*([.$B$6:.H$6])))/[.I$6])+SUM([.I$7:.I35])&gt;=[.I$4];[.I$4]-SUM([.I$7:.I35]);INT(([.$B$1]-SUM(([.$B36:.H36])*([.$B$6:.H$6])))/[.I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J$7:.J35])&gt;=[.J$4];0;IF(INT(([.$B$1]-SUM(([.$B36:.I36])*([.$B$6:.I$6])))/[.J$6])+SUM([.J$7:.J35])&gt;=[.J$4];[.J$4]-SUM([.J$7:.J35]);INT(([.$B$1]-SUM(([.$B36:.I36])*([.$B$6:.I$6])))/[.J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K$7:.K35])&gt;=[.K$4];0;IF(INT(([.$B$1]-SUM(([.$B36:.J36])*([.$B$6:.J$6])))/[.K$6])+SUM([.K$7:.K35])&gt;=[.K$4];[.K$4]-SUM([.K$7:.K35]);INT(([.$B$1]-SUM(([.$B36:.J36])*([.$B$6:.J$6])))/[.K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L$7:.L35])&gt;=[.L$4];0;IF(INT(([.$B$1]-SUM(([.$B36:.K36])*([.$B$6:.K$6])))/[.L$6])+SUM([.L$7:.L35])&gt;=[.L$4];[.L$4]-SUM([.L$7:.L35]);INT(([.$B$1]-SUM(([.$B36:.K36])*([.$B$6:.K$6])))/[.L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M$7:.M35])&gt;=[.M$4];0;IF(INT(([.$B$1]-SUM(([.$B36:.L36])*([.$B$6:.L$6])))/[.M$6])+SUM([.M$7:.M35])&gt;=[.M$4];[.M$4]-SUM([.M$7:.M35]);INT(([.$B$1]-SUM(([.$B36:.L36])*([.$B$6:.L$6])))/[.M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N$7:.N35])&gt;=[.N$4];0;IF(INT(([.$B$1]-SUM(([.$B36:.M36])*([.$B$6:.M$6])))/[.N$6])+SUM([.N$7:.N35])&gt;=[.N$4];[.N$4]-SUM([.N$7:.N35]);INT(([.$B$1]-SUM(([.$B36:.M36])*([.$B$6:.M$6])))/[.N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O$7:.O35])&gt;=[.O$4];0;IF(INT(([.$B$1]-SUM(([.$B36:.N36])*([.$B$6:.N$6])))/[.O$6])+SUM([.O$7:.O35])&gt;=[.O$4];[.O$4]-SUM([.O$7:.O35]);INT(([.$B$1]-SUM(([.$B36:.N36])*([.$B$6:.N$6])))/[.O$6])));0)" office:value-type="float" office:value="0" calcext:value-type="float">
            <text:p/>
          </table:table-cell>
          <table:table-cell table:style-name="ce14" table:number-matrix-columns-spanned="1" table:number-matrix-rows-spanned="1" table:formula="of:=IFERROR(IF(SUM([.P$7:.P35])&gt;=[.P$4];0;IF(INT(([.$B$1]-SUM(([.$B36:.O36])*([.$B$6:.O$6])))/[.P$6])+SUM([.P$7:.P35])&gt;=[.P$4];[.P$4]-SUM([.P$7:.P35]);INT(([.$B$1]-SUM(([.$B36:.O36])*([.$B$6:.O$6])))/[.P$6])));0)" office:value-type="float" office:value="0" calcext:value-type="float">
            <text:p/>
          </table:table-cell>
          <table:table-cell table:style-name="ce26" table:formula="of:=SUMPRODUCT(([.B$6:.P$6])*([.B36:.P36]))" office:value-type="float" office:value="0" calcext:value-type="float">
            <text:p/>
          </table:table-cell>
          <table:table-cell table:style-name="ce26" table:formula="of:=IF([.Q36]&lt;&gt;0;[.B$1]-[.Q36];0)" office:value-type="float" office:value="0" calcext:value-type="float">
            <text:p/>
          </table:table-cell>
          <table:table-cell table:style-name="ce27" table:formula="of:=IF(SUM([.B36:.P36])=0;0;SUM([.B36:.P36])-IF([.R36]=0;1;0))" office:value-type="float" office:value="0" calcext:value-type="float">
            <text:p/>
          </table:table-cell>
          <table:table-cell table:number-columns-repeated="45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Titles" table:base-cell-address="$Tabelle1.$A$1" table:cell-range-address="$Tabelle1.$A$1:.$AMJ$6" table:range-usable-as="repeat-column repeat-row"/>
        </table:named-expressions>
        <calcext:conditional-formats>
          <calcext:conditional-format calcext:target-range-address="Tabelle1.B8:Tabelle1.B36 Tabelle1.B7:Tabelle1.P7">
            <calcext:condition calcext:apply-style-name="ConditionalStyle_6" calcext:value="formula-is([.B7]&lt;&gt;0)" calcext:base-cell-address="Tabelle1.B7"/>
          </calcext:conditional-format>
          <calcext:conditional-format calcext:target-range-address="Tabelle1.C8:Tabelle1.P36">
            <calcext:condition calcext:apply-style-name="ConditionalStyle_5" calcext:value="formula-is([.C8]&lt;&gt;0)" calcext:base-cell-address="Tabelle1.C8"/>
          </calcext:conditional-format>
          <calcext:conditional-format calcext:target-range-address="Tabelle1.S7:Tabelle1.S36">
            <calcext:condition calcext:apply-style-name="ConditionalStyle_4" calcext:value="formula-is(AND([.$B$2]&gt;0;SUM([.B7:.P7])&lt;&gt;[.S7]))" calcext:base-cell-address="Tabelle1.S7"/>
          </calcext:conditional-format>
          <calcext:conditional-format calcext:target-range-address="Tabelle1.C2:Tabelle1.G2">
            <calcext:condition calcext:apply-style-name="ConditionalStyle_3" calcext:value="formula-is(AND([.$B$1]&gt;0;[.$B$2]=0))" calcext:base-cell-address="Tabelle1.C2"/>
            <calcext:condition calcext:apply-style-name="ConditionalStyle_2" calcext:value="formula-is([.$B2]&gt;=1)" calcext:base-cell-address="Tabelle1.C2"/>
          </calcext:conditional-format>
          <calcext:conditional-format calcext:target-range-address="Tabelle1.I1:Tabelle1.I1">
            <calcext:condition calcext:apply-style-name="ConditionalStyle_1" calcext:value="formula-is([.$J$1]&lt;&gt;&quot;&quot;)" calcext:base-cell-address="Tabelle1.I1"/>
          </calcext:conditional-format>
        </calcext:conditional-formats>
      </table:table>
      <table:table table:name="Schnittdetails" table:style-name="ta2">
        <office:forms form:automatic-focus="false" form:apply-design-mode="false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Stange 7</text:p>
          </table:table-cell>
          <table:table-cell office:value-type="string" calcext:value-type="string">
            <text:p>180 + 120</text:p>
          </table:table-cell>
        </table:table-row>
        <table:table-row table:style-name="ro1">
          <table:table-cell office:value-type="string" calcext:value-type="string">
            <text:p>Stange 8</text:p>
          </table:table-cell>
          <table:table-cell office:value-type="string" calcext:value-type="string">
            <text:p>180 + 120</text:p>
          </table:table-cell>
        </table:table-row>
        <table:table-row table:style-name="ro1">
          <table:table-cell office:value-type="string" calcext:value-type="string">
            <text:p>Stange 12</text:p>
          </table:table-cell>
          <table:table-cell office:value-type="string" calcext:value-type="string">
            <text:p>180 + 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P0" style:volatile="true">
      <number:number number:decimal-places="2" loext:min-decimal-places="2" number:min-integer-digits="1"/>
    </number:number-style>
    <number:number-style style:name="N161P1" style:volatile="true">
      <number:text/>
    </number:number-style>
    <number:number-style style:name="N161">
      <number:text/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min-integer-digits="1"/>
      <number:text/>
    </number:number-style>
    <number:number-style style:name="N162P1" style:volatile="true">
      <number:text/>
    </number:number-style>
    <number:number-style style:name="N162">
      <number:text/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ConditionalStyle_5f_6" style:display-name="ConditionalStyle_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000" fo:border="0.06pt solid #000000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00ffff"/>
    </style:style>
    <style:style style:name="ConditionalStyle_5f_1" style:display-name="ConditionalStyle_1" style:family="table-cell" style:parent-style-name="Default">
      <style:table-cell-properties fo:background-color="#ffc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loext:scale-to-X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4:20:53.93240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erner Oertli</meta:initial-creator>
    <meta:print-date>2015-10-06T17:54:18</meta:print-date>
    <meta:creation-date>2015-07-09T05:54:38</meta:creation-date>
    <dc:date>2020-05-02T15:19:56.999569271</dc:date>
    <meta:editing-duration>PT1H12M42S</meta:editing-duration>
    <meta:generator>LibreOffice/6.4.4.1$Linux_X86_64 LibreOffice_project/40$Build-1</meta:generator>
    <meta:editing-cycles>5</meta:editing-cycles>
    <meta:document-statistic meta:table-count="2" meta:cell-count="6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